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manifest.rdf" manifest:media-type="application/rdf+xml"/>
  <manifest:file-entry manifest:full-path="styles.xml" manifest:media-type="text/xml"/>
  <manifest:file-entry manifest:full-path="Object 4/Pictures/2000000E000000FD000000FDB43ABA64C5FC9CAB.svm" manifest:media-type="image/x-svm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9.05mm"/>
    </style:style>
    <style:style style:name="co2" style:family="table-column">
      <style:table-column-properties fo:break-before="auto" style:column-width="22.98mm"/>
    </style:style>
    <style:style style:name="co3" style:family="table-column">
      <style:table-column-properties fo:break-before="auto" style:column-width="14.43mm"/>
    </style:style>
    <style:style style:name="co4" style:family="table-column">
      <style:table-column-properties fo:break-before="auto" style:column-width="35.95mm"/>
    </style:style>
    <style:style style:name="co5" style:family="table-column">
      <style:table-column-properties fo:break-before="auto" style:column-width="9.37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17.97mm"/>
    </style:style>
    <style:style style:name="co8" style:family="table-column">
      <style:table-column-properties fo:break-before="auto" style:column-width="30.5mm"/>
    </style:style>
    <style:style style:name="ro1" style:family="table-row">
      <style:table-row-properties style:row-height="24.48mm" fo:break-before="auto" style:use-optimal-row-height="false"/>
    </style:style>
    <style:style style:name="ro2" style:family="table-row">
      <style:table-row-properties style:row-height="6.05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4.2mm" fo:break-before="auto" style:use-optimal-row-height="false"/>
    </style:style>
    <style:style style:name="ro5" style:family="table-row">
      <style:table-row-properties style:row-height="6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3" style:family="table-cell" style:parent-style-name="Default" style:data-style-name="N84"/>
    <style:style style:name="ce1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 style:data-style-name="N84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 style:data-style-name="N112">
      <style:table-cell-properties style:text-align-source="fix" style:repeat-content="false" style:vertical-align="middle"/>
      <style:paragraph-properties fo:text-align="center" fo:margin-left="0mm"/>
      <style:text-properties fo:font-size="24pt" style:font-size-asian="24pt" style:font-size-complex="24pt"/>
    </style:style>
    <style:style style:name="ce8" style:family="table-cell" style:parent-style-name="Default" style:data-style-name="N1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9" style:family="table-cell" style:parent-style-name="Default" style:data-style-name="N1"/>
    <style:style style:name="ce21" style:family="table-cell" style:parent-style-name="Default" style:data-style-name="N1">
      <style:table-cell-properties style:text-align-source="fix" style:repeat-content="false" style:vertical-align="middle"/>
      <style:paragraph-properties fo:text-align="center"/>
      <style:text-properties fo:font-size="24pt" style:font-size-asian="24pt" style:font-size-complex="24pt"/>
    </style:style>
    <style:style style:name="ce22" style:family="table-cell" style:parent-style-name="Default" style:data-style-name="N84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23" style:family="table-cell" style:parent-style-name="Default" style:data-style-name="N1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-complex="FreeSans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="Liberation Sans" style:font-name-asian="Noto Sans CJK SC Regular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example-calls" table:style-name="ta1" table:print-ranges="'example-calls'.A1:'example-calls'.N78">
        <table:shapes>
          <draw:frame draw:z-index="0" draw:style-name="gr1" draw:text-style-name="P1" svg:width="190.98mm" svg:height="129.22mm" svg:x="106.06mm" svg:y="28.08mm">
            <draw:object draw:notify-on-update-of-ranges="'example-calls'.B4:'example-calls'.B29 'example-calls'.D4:'example-calls'.D2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90.98mm" svg:height="111.83mm" svg:x="107.44mm" svg:y="164.16mm">
            <draw:object draw:notify-on-update-of-ranges="'example-calls'.B33:'example-calls'.B78 'example-calls'.D33:'example-calls'.D7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ce4"/>
        <table:table-column table:style-name="co4" table:default-cell-style-name="ce9"/>
        <table:table-column table:style-name="co5" table:default-cell-style-name="Default"/>
        <table:table-column table:style-name="co6" table:number-columns-repeated="8" table:default-cell-style-name="Default"/>
        <table:table-row table:style-name="ro1">
          <table:table-cell table:style-name="ce10" office:value-type="string" calcext:value-type="string" table:number-columns-spanned="3" table:number-rows-spanned="1">
            <text:p><text:span text:style-name="T1"><text:a xlink:href="http://localhost:8080/" xlink:type="simple">http://localhost:8080</text:a></text:span></text:p>
          </table:table-cell>
          <table:covered-table-cell/>
          <table:covered-table-cell table:style-name="ce14"/>
          <table:table-cell table:style-name="ce7" table:formula="of:=COM.MICROSOFT.WEBSERVICE([.E1])*1" office:value-type="float" office:value="47742.995" calcext:value-type="float">
            <text:p>47743.0</text:p>
          </table:table-cell>
          <table:table-cell table:style-name="ce21" table:formula="of:=[.A1]&amp;&quot;/price/btcusd/2022-01-01&quot;" office:value-type="string" office:string-value="http://localhost:8080/price/btcusd/2022-01-01" calcext:value-type="string" table:number-columns-spanned="9" table:number-rows-spanned="1">
            <text:p>http://localhost:8080/price/btcusd/2022-01-01</text:p>
          </table:table-cell>
          <table:covered-table-cell table:number-columns-repeated="8"/>
        </table:table-row>
        <table:table-row table:style-name="ro2">
          <table:table-cell table:style-name="ce1"/>
          <table:table-cell table:number-columns-repeated="2"/>
          <table:table-cell table:style-name="ce7"/>
          <table:table-cell table:style-name="ce21"/>
          <table:table-cell table:number-columns-repeated="8"/>
        </table:table-row>
        <table:table-row table:style-name="ro3">
          <table:table-cell/>
          <table:table-cell table:style-name="ce2" office:value-type="string" calcext:value-type="string">
            <text:p>date</text:p>
          </table:table-cell>
          <table:table-cell table:style-name="ce5" office:value-type="string" calcext:value-type="string">
            <text:p>pair</text:p>
          </table:table-cell>
          <table:table-cell table:style-name="ce8" office:value-type="string" calcext:value-type="string">
            <text:p>price</text:p>
          </table:table-cell>
          <table:table-cell table:number-columns-repeated="9"/>
        </table:table-row>
        <table:table-row table:style-name="ro3">
          <table:table-cell/>
          <table:table-cell table:style-name="ce3" office:value-type="date" office:date-value="2020-01-01" calcext:value-type="date">
            <text:p>2020-01-01</text:p>
          </table:table-cell>
          <table:table-cell table:style-name="ce6" office:value-type="string" calcext:value-type="string">
            <text:p>btcusd</text:p>
          </table:table-cell>
          <table:table-cell table:formula="of:=COM.MICROSOFT.WEBSERVICE([.$A$1]&amp;&quot;/price/&quot;&amp;[.C4]&amp;&quot;/&quot;&amp;TEXT([.B4];&quot;YYYY-MM-DD&quot;))*1" office:value-type="float" office:value="7188.4633" calcext:value-type="float">
            <text:p>7188</text:p>
          </table:table-cell>
          <table:table-cell table:number-columns-repeated="9"/>
        </table:table-row>
        <table:table-row table:style-name="ro3">
          <table:table-cell/>
          <table:table-cell table:style-name="ce3" office:value-type="date" office:date-value="2020-02-01" calcext:value-type="date">
            <text:p>2020-02-01</text:p>
          </table:table-cell>
          <table:table-cell table:style-name="ce6" office:value-type="string" calcext:value-type="string">
            <text:p>btcusd</text:p>
          </table:table-cell>
          <table:table-cell table:formula="of:=COM.MICROSOFT.WEBSERVICE([.$A$1]&amp;&quot;/price/&quot;&amp;[.C5]&amp;&quot;/&quot;&amp;TEXT([.B5];&quot;YYYY-MM-DD&quot;))*1" office:value-type="float" office:value="9388.6617" calcext:value-type="float">
            <text:p>9389</text:p>
          </table:table-cell>
          <table:table-cell table:number-columns-repeated="9"/>
        </table:table-row>
        <table:table-row table:style-name="ro3">
          <table:table-cell/>
          <table:table-cell table:style-name="ce3" office:value-type="date" office:date-value="2020-03-01" calcext:value-type="date">
            <text:p>2020-03-01</text:p>
          </table:table-cell>
          <table:table-cell table:style-name="ce6" office:value-type="string" calcext:value-type="string">
            <text:p>btcusd</text:p>
          </table:table-cell>
          <table:table-cell table:formula="of:=COM.MICROSOFT.WEBSERVICE([.$A$1]&amp;&quot;/price/&quot;&amp;[.C6]&amp;&quot;/&quot;&amp;TEXT([.B6];&quot;YYYY-MM-DD&quot;))*1" office:value-type="float" office:value="8540.2567" calcext:value-type="float">
            <text:p>8540</text:p>
          </table:table-cell>
          <table:table-cell table:number-columns-repeated="9"/>
        </table:table-row>
        <table:table-row table:style-name="ro3">
          <table:table-cell/>
          <table:table-cell table:style-name="ce3" office:value-type="date" office:date-value="2020-04-01" calcext:value-type="date">
            <text:p>2020-04-01</text:p>
          </table:table-cell>
          <table:table-cell table:style-name="ce6" office:value-type="string" calcext:value-type="string">
            <text:p>btcusd</text:p>
          </table:table-cell>
          <table:table-cell table:formula="of:=COM.MICROSOFT.WEBSERVICE([.$A$1]&amp;&quot;/price/&quot;&amp;[.C7]&amp;&quot;/&quot;&amp;TEXT([.B7];&quot;YYYY-MM-DD&quot;))*1" office:value-type="float" office:value="6671.95" calcext:value-type="float">
            <text:p>6672</text:p>
          </table:table-cell>
          <table:table-cell table:number-columns-repeated="9"/>
        </table:table-row>
        <table:table-row table:style-name="ro3">
          <table:table-cell/>
          <table:table-cell table:style-name="ce3" office:value-type="date" office:date-value="2020-05-01" calcext:value-type="date">
            <text:p>2020-05-01</text:p>
          </table:table-cell>
          <table:table-cell table:style-name="ce6" office:value-type="string" calcext:value-type="string">
            <text:p>btcusd</text:p>
          </table:table-cell>
          <table:table-cell table:formula="of:=COM.MICROSOFT.WEBSERVICE([.$A$1]&amp;&quot;/price/&quot;&amp;[.C8]&amp;&quot;/&quot;&amp;TEXT([.B8];&quot;YYYY-MM-DD&quot;))*1" office:value-type="float" office:value="8771.5725" calcext:value-type="float">
            <text:p>8772</text:p>
          </table:table-cell>
          <table:table-cell table:number-columns-repeated="9"/>
        </table:table-row>
        <table:table-row table:style-name="ro3">
          <table:table-cell/>
          <table:table-cell table:style-name="ce3" office:value-type="date" office:date-value="2020-06-01" calcext:value-type="date">
            <text:p>2020-06-01</text:p>
          </table:table-cell>
          <table:table-cell table:style-name="ce6" office:value-type="string" calcext:value-type="string">
            <text:p>btcusd</text:p>
          </table:table-cell>
          <table:table-cell table:formula="of:=COM.MICROSOFT.WEBSERVICE([.$A$1]&amp;&quot;/price/&quot;&amp;[.C9]&amp;&quot;/&quot;&amp;TEXT([.B9];&quot;YYYY-MM-DD&quot;))*1" office:value-type="float" office:value="9564.95" calcext:value-type="float">
            <text:p>9565</text:p>
          </table:table-cell>
          <table:table-cell table:number-columns-repeated="9"/>
        </table:table-row>
        <table:table-row table:style-name="ro3">
          <table:table-cell/>
          <table:table-cell table:style-name="ce3" office:value-type="date" office:date-value="2020-07-01" calcext:value-type="date">
            <text:p>2020-07-01</text:p>
          </table:table-cell>
          <table:table-cell table:style-name="ce6" office:value-type="string" calcext:value-type="string">
            <text:p>btcusd</text:p>
          </table:table-cell>
          <table:table-cell table:formula="of:=COM.MICROSOFT.WEBSERVICE([.$A$1]&amp;&quot;/price/&quot;&amp;[.C10]&amp;&quot;/&quot;&amp;TEXT([.B10];&quot;YYYY-MM-DD&quot;))*1" office:value-type="float" office:value="9153.95" calcext:value-type="float">
            <text:p>9154</text:p>
          </table:table-cell>
          <table:table-cell table:number-columns-repeated="9"/>
        </table:table-row>
        <table:table-row table:style-name="ro3">
          <table:table-cell/>
          <table:table-cell table:style-name="ce3" office:value-type="date" office:date-value="2020-08-01" calcext:value-type="date">
            <text:p>2020-08-01</text:p>
          </table:table-cell>
          <table:table-cell table:style-name="ce6" office:value-type="string" calcext:value-type="string">
            <text:p>btcusd</text:p>
          </table:table-cell>
          <table:table-cell table:formula="of:=COM.MICROSOFT.WEBSERVICE([.$A$1]&amp;&quot;/price/&quot;&amp;[.C11]&amp;&quot;/&quot;&amp;TEXT([.B11];&quot;YYYY-MM-DD&quot;))*1" office:value-type="float" office:value="11354.1567" calcext:value-type="float">
            <text:p>11354</text:p>
          </table:table-cell>
          <table:table-cell table:number-columns-repeated="9"/>
        </table:table-row>
        <table:table-row table:style-name="ro3">
          <table:table-cell/>
          <table:table-cell table:style-name="ce3" office:value-type="date" office:date-value="2020-09-01" calcext:value-type="date">
            <text:p>2020-09-01</text:p>
          </table:table-cell>
          <table:table-cell table:style-name="ce6" office:value-type="string" calcext:value-type="string">
            <text:p>btcusd</text:p>
          </table:table-cell>
          <table:table-cell table:formula="of:=COM.MICROSOFT.WEBSERVICE([.$A$1]&amp;&quot;/price/&quot;&amp;[.C12]&amp;&quot;/&quot;&amp;TEXT([.B12];&quot;YYYY-MM-DD&quot;))*1" office:value-type="float" office:value="11964.2087" calcext:value-type="float">
            <text:p>11964</text:p>
          </table:table-cell>
          <table:table-cell table:number-columns-repeated="9"/>
        </table:table-row>
        <table:table-row table:style-name="ro3">
          <table:table-cell/>
          <table:table-cell table:style-name="ce3" office:value-type="date" office:date-value="2020-10-01" calcext:value-type="date">
            <text:p>2020-10-01</text:p>
          </table:table-cell>
          <table:table-cell table:style-name="ce6" office:value-type="string" calcext:value-type="string">
            <text:p>btcusd</text:p>
          </table:table-cell>
          <table:table-cell table:formula="of:=COM.MICROSOFT.WEBSERVICE([.$A$1]&amp;&quot;/price/&quot;&amp;[.C13]&amp;&quot;/&quot;&amp;TEXT([.B13];&quot;YYYY-MM-DD&quot;))*1" office:value-type="float" office:value="10626.601" calcext:value-type="float">
            <text:p>10627</text:p>
          </table:table-cell>
          <table:table-cell table:number-columns-repeated="9"/>
        </table:table-row>
        <table:table-row table:style-name="ro3">
          <table:table-cell/>
          <table:table-cell table:style-name="ce3" office:value-type="date" office:date-value="2020-11-01" calcext:value-type="date">
            <text:p>2020-11-01</text:p>
          </table:table-cell>
          <table:table-cell table:style-name="ce6" office:value-type="string" calcext:value-type="string">
            <text:p>btcusd</text:p>
          </table:table-cell>
          <table:table-cell table:formula="of:=COM.MICROSOFT.WEBSERVICE([.$A$1]&amp;&quot;/price/&quot;&amp;[.C14]&amp;&quot;/&quot;&amp;TEXT([.B14];&quot;YYYY-MM-DD&quot;))*1" office:value-type="float" office:value="13762.97" calcext:value-type="float">
            <text:p>13763</text:p>
          </table:table-cell>
          <table:table-cell table:number-columns-repeated="9"/>
        </table:table-row>
        <table:table-row table:style-name="ro3">
          <table:table-cell/>
          <table:table-cell table:style-name="ce3" office:value-type="date" office:date-value="2020-12-01" calcext:value-type="date">
            <text:p>2020-12-01</text:p>
          </table:table-cell>
          <table:table-cell table:style-name="ce6" office:value-type="string" calcext:value-type="string">
            <text:p>btcusd</text:p>
          </table:table-cell>
          <table:table-cell table:formula="of:=COM.MICROSOFT.WEBSERVICE([.$A$1]&amp;&quot;/price/&quot;&amp;[.C15]&amp;&quot;/&quot;&amp;TEXT([.B15];&quot;YYYY-MM-DD&quot;))*1" office:value-type="float" office:value="18795.1967" calcext:value-type="float">
            <text:p>18795</text:p>
          </table:table-cell>
          <table:table-cell table:number-columns-repeated="9"/>
        </table:table-row>
        <table:table-row table:style-name="ro3">
          <table:table-cell/>
          <table:table-cell table:style-name="ce3" office:value-type="date" office:date-value="2021-01-01" calcext:value-type="date">
            <text:p>2021-01-01</text:p>
          </table:table-cell>
          <table:table-cell table:style-name="ce6" office:value-type="string" calcext:value-type="string">
            <text:p>btcusd</text:p>
          </table:table-cell>
          <table:table-cell table:formula="of:=COM.MICROSOFT.WEBSERVICE([.$A$1]&amp;&quot;/price/&quot;&amp;[.C16]&amp;&quot;/&quot;&amp;TEXT([.B16];&quot;YYYY-MM-DD&quot;))*1" office:value-type="float" office:value="29391.775" calcext:value-type="float">
            <text:p>29392</text:p>
          </table:table-cell>
          <table:table-cell table:number-columns-repeated="9"/>
        </table:table-row>
        <table:table-row table:style-name="ro3">
          <table:table-cell/>
          <table:table-cell table:style-name="ce3" office:value-type="date" office:date-value="2021-02-01" calcext:value-type="date">
            <text:p>2021-02-01</text:p>
          </table:table-cell>
          <table:table-cell table:style-name="ce6" office:value-type="string" calcext:value-type="string">
            <text:p>btcusd</text:p>
          </table:table-cell>
          <table:table-cell table:formula="of:=COM.MICROSOFT.WEBSERVICE([.$A$1]&amp;&quot;/price/&quot;&amp;[.C17]&amp;&quot;/&quot;&amp;TEXT([.B17];&quot;YYYY-MM-DD&quot;))*1" office:value-type="float" office:value="33543.77" calcext:value-type="float">
            <text:p>33544</text:p>
          </table:table-cell>
          <table:table-cell table:number-columns-repeated="9"/>
        </table:table-row>
        <table:table-row table:style-name="ro3">
          <table:table-cell/>
          <table:table-cell table:style-name="ce3" office:value-type="date" office:date-value="2021-03-01" calcext:value-type="date">
            <text:p>2021-03-01</text:p>
          </table:table-cell>
          <table:table-cell table:style-name="ce6" office:value-type="string" calcext:value-type="string">
            <text:p>btcusd</text:p>
          </table:table-cell>
          <table:table-cell table:formula="of:=COM.MICROSOFT.WEBSERVICE([.$A$1]&amp;&quot;/price/&quot;&amp;[.C18]&amp;&quot;/&quot;&amp;TEXT([.B18];&quot;YYYY-MM-DD&quot;))*1" office:value-type="float" office:value="49619.6433" calcext:value-type="float">
            <text:p>49620</text:p>
          </table:table-cell>
          <table:table-cell table:number-columns-repeated="9"/>
        </table:table-row>
        <table:table-row table:style-name="ro3">
          <table:table-cell/>
          <table:table-cell table:style-name="ce3" office:value-type="date" office:date-value="2021-04-01" calcext:value-type="date">
            <text:p>2021-04-01</text:p>
          </table:table-cell>
          <table:table-cell table:style-name="ce6" office:value-type="string" calcext:value-type="string">
            <text:p>btcusd</text:p>
          </table:table-cell>
          <table:table-cell table:formula="of:=COM.MICROSOFT.WEBSERVICE([.$A$1]&amp;&quot;/price/&quot;&amp;[.C19]&amp;&quot;/&quot;&amp;TEXT([.B19];&quot;YYYY-MM-DD&quot;))*1" office:value-type="float" office:value="58726.6833" calcext:value-type="float">
            <text:p>58727</text:p>
          </table:table-cell>
          <table:table-cell table:number-columns-repeated="9"/>
        </table:table-row>
        <table:table-row table:style-name="ro3">
          <table:table-cell/>
          <table:table-cell table:style-name="ce3" office:value-type="date" office:date-value="2021-05-01" calcext:value-type="date">
            <text:p>2021-05-01</text:p>
          </table:table-cell>
          <table:table-cell table:style-name="ce6" office:value-type="string" calcext:value-type="string">
            <text:p>btcusd</text:p>
          </table:table-cell>
          <table:table-cell table:formula="of:=COM.MICROSOFT.WEBSERVICE([.$A$1]&amp;&quot;/price/&quot;&amp;[.C20]&amp;&quot;/&quot;&amp;TEXT([.B20];&quot;YYYY-MM-DD&quot;))*1" office:value-type="float" office:value="57836.0067" calcext:value-type="float">
            <text:p>57836</text:p>
          </table:table-cell>
          <table:table-cell table:number-columns-repeated="9"/>
        </table:table-row>
        <table:table-row table:style-name="ro3">
          <table:table-cell/>
          <table:table-cell table:style-name="ce3" office:value-type="date" office:date-value="2021-06-01" calcext:value-type="date">
            <text:p>2021-06-01</text:p>
          </table:table-cell>
          <table:table-cell table:style-name="ce6" office:value-type="string" calcext:value-type="string">
            <text:p>btcusd</text:p>
          </table:table-cell>
          <table:table-cell table:formula="of:=COM.MICROSOFT.WEBSERVICE([.$A$1]&amp;&quot;/price/&quot;&amp;[.C21]&amp;&quot;/&quot;&amp;TEXT([.B21];&quot;YYYY-MM-DD&quot;))*1" office:value-type="float" office:value="36681.7417" calcext:value-type="float">
            <text:p>36682</text:p>
          </table:table-cell>
          <table:table-cell table:number-columns-repeated="9"/>
        </table:table-row>
        <table:table-row table:style-name="ro3">
          <table:table-cell/>
          <table:table-cell table:style-name="ce3" office:value-type="date" office:date-value="2021-07-01" calcext:value-type="date">
            <text:p>2021-07-01</text:p>
          </table:table-cell>
          <table:table-cell table:style-name="ce6" office:value-type="string" calcext:value-type="string">
            <text:p>btcusd</text:p>
          </table:table-cell>
          <table:table-cell table:formula="of:=COM.MICROSOFT.WEBSERVICE([.$A$1]&amp;&quot;/price/&quot;&amp;[.C22]&amp;&quot;/&quot;&amp;TEXT([.B22];&quot;YYYY-MM-DD&quot;))*1" office:value-type="float" office:value="33524.9833" calcext:value-type="float">
            <text:p>33525</text:p>
          </table:table-cell>
          <table:table-cell table:number-columns-repeated="9"/>
        </table:table-row>
        <table:table-row table:style-name="ro3">
          <table:table-cell/>
          <table:table-cell table:style-name="ce3" office:value-type="date" office:date-value="2021-08-01" calcext:value-type="date">
            <text:p>2021-08-01</text:p>
          </table:table-cell>
          <table:table-cell table:style-name="ce6" office:value-type="string" calcext:value-type="string">
            <text:p>btcusd</text:p>
          </table:table-cell>
          <table:table-cell table:formula="of:=COM.MICROSOFT.WEBSERVICE([.$A$1]&amp;&quot;/price/&quot;&amp;[.C23]&amp;&quot;/&quot;&amp;TEXT([.B23];&quot;YYYY-MM-DD&quot;))*1" office:value-type="float" office:value="39882.385" calcext:value-type="float">
            <text:p>39882</text:p>
          </table:table-cell>
          <table:table-cell table:number-columns-repeated="9"/>
        </table:table-row>
        <table:table-row table:style-name="ro3">
          <table:table-cell/>
          <table:table-cell table:style-name="ce3" office:value-type="date" office:date-value="2021-09-01" calcext:value-type="date">
            <text:p>2021-09-01</text:p>
          </table:table-cell>
          <table:table-cell table:style-name="ce6" office:value-type="string" calcext:value-type="string">
            <text:p>btcusd</text:p>
          </table:table-cell>
          <table:table-cell table:formula="of:=COM.MICROSOFT.WEBSERVICE([.$A$1]&amp;&quot;/price/&quot;&amp;[.C24]&amp;&quot;/&quot;&amp;TEXT([.B24];&quot;YYYY-MM-DD&quot;))*1" office:value-type="float" office:value="48840.9633" calcext:value-type="float">
            <text:p>48841</text:p>
          </table:table-cell>
          <table:table-cell table:number-columns-repeated="9"/>
        </table:table-row>
        <table:table-row table:style-name="ro3">
          <table:table-cell/>
          <table:table-cell table:style-name="ce3" office:value-type="date" office:date-value="2021-10-01" calcext:value-type="date">
            <text:p>2021-10-01</text:p>
          </table:table-cell>
          <table:table-cell table:style-name="ce6" office:value-type="string" calcext:value-type="string">
            <text:p>btcusd</text:p>
          </table:table-cell>
          <table:table-cell table:formula="of:=COM.MICROSOFT.WEBSERVICE([.$A$1]&amp;&quot;/price/&quot;&amp;[.C25]&amp;&quot;/&quot;&amp;TEXT([.B25];&quot;YYYY-MM-DD&quot;))*1" office:value-type="float" office:value="48162.7067" calcext:value-type="float">
            <text:p>48163</text:p>
          </table:table-cell>
          <table:table-cell table:number-columns-repeated="9"/>
        </table:table-row>
        <table:table-row table:style-name="ro3">
          <table:table-cell/>
          <table:table-cell table:style-name="ce3" office:value-type="date" office:date-value="2021-11-01" calcext:value-type="date">
            <text:p>2021-11-01</text:p>
          </table:table-cell>
          <table:table-cell table:style-name="ce6" office:value-type="string" calcext:value-type="string">
            <text:p>btcusd</text:p>
          </table:table-cell>
          <table:table-cell table:formula="of:=COM.MICROSOFT.WEBSERVICE([.$A$1]&amp;&quot;/price/&quot;&amp;[.C26]&amp;&quot;/&quot;&amp;TEXT([.B26];&quot;YYYY-MM-DD&quot;))*1" office:value-type="float" office:value="60955.7683" calcext:value-type="float">
            <text:p>60956</text:p>
          </table:table-cell>
          <table:table-cell table:number-columns-repeated="9"/>
        </table:table-row>
        <table:table-row table:style-name="ro3">
          <table:table-cell/>
          <table:table-cell table:style-name="ce3" office:value-type="date" office:date-value="2021-12-01" calcext:value-type="date">
            <text:p>2021-12-01</text:p>
          </table:table-cell>
          <table:table-cell table:style-name="ce6" office:value-type="string" calcext:value-type="string">
            <text:p>btcusd</text:p>
          </table:table-cell>
          <table:table-cell table:formula="of:=COM.MICROSOFT.WEBSERVICE([.$A$1]&amp;&quot;/price/&quot;&amp;[.C27]&amp;&quot;/&quot;&amp;TEXT([.B27];&quot;YYYY-MM-DD&quot;))*1" office:value-type="float" office:value="57238.6217" calcext:value-type="float">
            <text:p>57239</text:p>
          </table:table-cell>
          <table:table-cell table:number-columns-repeated="9"/>
        </table:table-row>
        <table:table-row table:style-name="ro3">
          <table:table-cell/>
          <table:table-cell table:style-name="ce3" office:value-type="date" office:date-value="2022-01-01" calcext:value-type="date">
            <text:p>2022-01-01</text:p>
          </table:table-cell>
          <table:table-cell table:style-name="ce6" office:value-type="string" calcext:value-type="string">
            <text:p>btcusd</text:p>
          </table:table-cell>
          <table:table-cell table:formula="of:=COM.MICROSOFT.WEBSERVICE([.$A$1]&amp;&quot;/price/&quot;&amp;[.C28]&amp;&quot;/&quot;&amp;TEXT([.B28];&quot;YYYY-MM-DD&quot;))*1" office:value-type="float" office:value="47742.995" calcext:value-type="float">
            <text:p>47743</text:p>
          </table:table-cell>
          <table:table-cell table:number-columns-repeated="9"/>
        </table:table-row>
        <table:table-row table:style-name="ro3">
          <table:table-cell/>
          <table:table-cell table:style-name="ce3" office:value-type="date" office:date-value="2022-02-01" calcext:value-type="date">
            <text:p>2022-02-01</text:p>
          </table:table-cell>
          <table:table-cell table:style-name="ce6" office:value-type="string" calcext:value-type="string">
            <text:p>btcusd</text:p>
          </table:table-cell>
          <table:table-cell table:formula="of:=COM.MICROSOFT.WEBSERVICE([.$A$1]&amp;&quot;/price/&quot;&amp;[.C29]&amp;&quot;/&quot;&amp;TEXT([.B29];&quot;YYYY-MM-DD&quot;))*1" office:value-type="float" office:value="38718.8067" calcext:value-type="float">
            <text:p>38719</text:p>
          </table:table-cell>
          <table:table-cell table:number-columns-repeated="9"/>
        </table:table-row>
        <table:table-row table:style-name="ro3" table:number-rows-repeated="2">
          <table:table-cell table:number-columns-repeated="13"/>
        </table:table-row>
        <table:table-row table:style-name="ro3">
          <table:table-cell/>
          <table:table-cell table:style-name="ce2" office:value-type="string" calcext:value-type="string">
            <text:p>date</text:p>
          </table:table-cell>
          <table:table-cell table:style-name="ce5" office:value-type="string" calcext:value-type="string">
            <text:p>pair</text:p>
          </table:table-cell>
          <table:table-cell table:style-name="ce8" office:value-type="string" calcext:value-type="string">
            <text:p>price</text:p>
          </table:table-cell>
          <table:table-cell table:number-columns-repeated="9"/>
        </table:table-row>
        <table:table-row table:style-name="ro3">
          <table:table-cell/>
          <table:table-cell table:style-name="ce3" office:value-type="date" office:date-value="2021-10-01" calcext:value-type="date">
            <text:p>2021-10-01</text:p>
          </table:table-cell>
          <table:table-cell table:style-name="ce6" office:value-type="string" calcext:value-type="string">
            <text:p>btcusd</text:p>
          </table:table-cell>
          <table:table-cell table:formula="of:=COM.MICROSOFT.WEBSERVICE([.$A$1]&amp;&quot;/price/&quot;&amp;[.C33]&amp;&quot;/&quot;&amp;TEXT([.B33];&quot;YYYY-MM-DD&quot;))*1" office:value-type="float" office:value="48162.7067" calcext:value-type="float">
            <text:p>48163</text:p>
          </table:table-cell>
          <table:table-cell table:number-columns-repeated="9"/>
        </table:table-row>
        <table:table-row table:style-name="ro3">
          <table:table-cell/>
          <table:table-cell table:style-name="ce3" office:value-type="date" office:date-value="2021-10-03" calcext:value-type="date">
            <text:p>2021-10-03</text:p>
          </table:table-cell>
          <table:table-cell table:style-name="ce6" office:value-type="string" calcext:value-type="string">
            <text:p>btcusd</text:p>
          </table:table-cell>
          <table:table-cell table:formula="of:=COM.MICROSOFT.WEBSERVICE([.$A$1]&amp;&quot;/price/&quot;&amp;[.C34]&amp;&quot;/&quot;&amp;TEXT([.B34];&quot;YYYY-MM-DD&quot;))*1" office:value-type="float" office:value="48233.0983" calcext:value-type="float">
            <text:p>48233</text:p>
          </table:table-cell>
          <table:table-cell table:number-columns-repeated="9"/>
        </table:table-row>
        <table:table-row table:style-name="ro3">
          <table:table-cell/>
          <table:table-cell table:style-name="ce3" office:value-type="date" office:date-value="2021-10-05" calcext:value-type="date">
            <text:p>2021-10-05</text:p>
          </table:table-cell>
          <table:table-cell table:style-name="ce6" office:value-type="string" calcext:value-type="string">
            <text:p>btcusd</text:p>
          </table:table-cell>
          <table:table-cell table:formula="of:=COM.MICROSOFT.WEBSERVICE([.$A$1]&amp;&quot;/price/&quot;&amp;[.C35]&amp;&quot;/&quot;&amp;TEXT([.B35];&quot;YYYY-MM-DD&quot;))*1" office:value-type="float" office:value="51495.32" calcext:value-type="float">
            <text:p>51495</text:p>
          </table:table-cell>
          <table:table-cell table:number-columns-repeated="9"/>
        </table:table-row>
        <table:table-row table:style-name="ro3">
          <table:table-cell/>
          <table:table-cell table:style-name="ce3" office:value-type="date" office:date-value="2021-10-07" calcext:value-type="date">
            <text:p>2021-10-07</text:p>
          </table:table-cell>
          <table:table-cell table:style-name="ce6" office:value-type="string" calcext:value-type="string">
            <text:p>btcusd</text:p>
          </table:table-cell>
          <table:table-cell table:formula="of:=COM.MICROSOFT.WEBSERVICE([.$A$1]&amp;&quot;/price/&quot;&amp;[.C36]&amp;&quot;/&quot;&amp;TEXT([.B36];&quot;YYYY-MM-DD&quot;))*1" office:value-type="float" office:value="53798.405" calcext:value-type="float">
            <text:p>53798</text:p>
          </table:table-cell>
          <table:table-cell table:number-columns-repeated="9"/>
        </table:table-row>
        <table:table-row table:style-name="ro3">
          <table:table-cell/>
          <table:table-cell table:style-name="ce3" office:value-type="date" office:date-value="2021-10-09" calcext:value-type="date">
            <text:p>2021-10-09</text:p>
          </table:table-cell>
          <table:table-cell table:style-name="ce6" office:value-type="string" calcext:value-type="string">
            <text:p>btcusd</text:p>
          </table:table-cell>
          <table:table-cell table:formula="of:=COM.MICROSOFT.WEBSERVICE([.$A$1]&amp;&quot;/price/&quot;&amp;[.C37]&amp;&quot;/&quot;&amp;TEXT([.B37];&quot;YYYY-MM-DD&quot;))*1" office:value-type="float" office:value="54960.8483" calcext:value-type="float">
            <text:p>54961</text:p>
          </table:table-cell>
          <table:table-cell table:number-columns-repeated="9"/>
        </table:table-row>
        <table:table-row table:style-name="ro3">
          <table:table-cell/>
          <table:table-cell table:style-name="ce3" office:value-type="date" office:date-value="2021-10-11" calcext:value-type="date">
            <text:p>2021-10-11</text:p>
          </table:table-cell>
          <table:table-cell table:style-name="ce6" office:value-type="string" calcext:value-type="string">
            <text:p>btcusd</text:p>
          </table:table-cell>
          <table:table-cell table:formula="of:=COM.MICROSOFT.WEBSERVICE([.$A$1]&amp;&quot;/price/&quot;&amp;[.C38]&amp;&quot;/&quot;&amp;TEXT([.B38];&quot;YYYY-MM-DD&quot;))*1" office:value-type="float" office:value="57490.3067" calcext:value-type="float">
            <text:p>57490</text:p>
          </table:table-cell>
          <table:table-cell table:number-columns-repeated="9"/>
        </table:table-row>
        <table:table-row table:style-name="ro3">
          <table:table-cell/>
          <table:table-cell table:style-name="ce3" office:value-type="date" office:date-value="2021-10-13" calcext:value-type="date">
            <text:p>2021-10-13</text:p>
          </table:table-cell>
          <table:table-cell table:style-name="ce6" office:value-type="string" calcext:value-type="string">
            <text:p>btcusd</text:p>
          </table:table-cell>
          <table:table-cell table:formula="of:=COM.MICROSOFT.WEBSERVICE([.$A$1]&amp;&quot;/price/&quot;&amp;[.C39]&amp;&quot;/&quot;&amp;TEXT([.B39];&quot;YYYY-MM-DD&quot;))*1" office:value-type="float" office:value="57375.7267" calcext:value-type="float">
            <text:p>57376</text:p>
          </table:table-cell>
          <table:table-cell table:number-columns-repeated="9"/>
        </table:table-row>
        <table:table-row table:style-name="ro3">
          <table:table-cell/>
          <table:table-cell table:style-name="ce3" office:value-type="date" office:date-value="2021-10-15" calcext:value-type="date">
            <text:p>2021-10-15</text:p>
          </table:table-cell>
          <table:table-cell table:style-name="ce6" office:value-type="string" calcext:value-type="string">
            <text:p>btcusd</text:p>
          </table:table-cell>
          <table:table-cell table:formula="of:=COM.MICROSOFT.WEBSERVICE([.$A$1]&amp;&quot;/price/&quot;&amp;[.C40]&amp;&quot;/&quot;&amp;TEXT([.B40];&quot;YYYY-MM-DD&quot;))*1" office:value-type="float" office:value="61693.79" calcext:value-type="float">
            <text:p>61694</text:p>
          </table:table-cell>
          <table:table-cell table:number-columns-repeated="9"/>
        </table:table-row>
        <table:table-row table:style-name="ro3">
          <table:table-cell/>
          <table:table-cell table:style-name="ce3" office:value-type="date" office:date-value="2021-10-17" calcext:value-type="date">
            <text:p>2021-10-17</text:p>
          </table:table-cell>
          <table:table-cell table:style-name="ce6" office:value-type="string" calcext:value-type="string">
            <text:p>btcusd</text:p>
          </table:table-cell>
          <table:table-cell table:formula="of:=COM.MICROSOFT.WEBSERVICE([.$A$1]&amp;&quot;/price/&quot;&amp;[.C41]&amp;&quot;/&quot;&amp;TEXT([.B41];&quot;YYYY-MM-DD&quot;))*1" office:value-type="float" office:value="61518.8433" calcext:value-type="float">
            <text:p>61519</text:p>
          </table:table-cell>
          <table:table-cell table:number-columns-repeated="9"/>
        </table:table-row>
        <table:table-row table:style-name="ro3">
          <table:table-cell/>
          <table:table-cell table:style-name="ce3" office:value-type="date" office:date-value="2021-10-19" calcext:value-type="date">
            <text:p>2021-10-19</text:p>
          </table:table-cell>
          <table:table-cell table:style-name="ce6" office:value-type="string" calcext:value-type="string">
            <text:p>btcusd</text:p>
          </table:table-cell>
          <table:table-cell table:formula="of:=COM.MICROSOFT.WEBSERVICE([.$A$1]&amp;&quot;/price/&quot;&amp;[.C42]&amp;&quot;/&quot;&amp;TEXT([.B42];&quot;YYYY-MM-DD&quot;))*1" office:value-type="float" office:value="64286.5167" calcext:value-type="float">
            <text:p>64287</text:p>
          </table:table-cell>
          <table:table-cell table:number-columns-repeated="9"/>
        </table:table-row>
        <table:table-row table:style-name="ro3">
          <table:table-cell/>
          <table:table-cell table:style-name="ce3" office:value-type="date" office:date-value="2021-10-21" calcext:value-type="date">
            <text:p>2021-10-21</text:p>
          </table:table-cell>
          <table:table-cell table:style-name="ce6" office:value-type="string" calcext:value-type="string">
            <text:p>btcusd</text:p>
          </table:table-cell>
          <table:table-cell table:formula="of:=COM.MICROSOFT.WEBSERVICE([.$A$1]&amp;&quot;/price/&quot;&amp;[.C43]&amp;&quot;/&quot;&amp;TEXT([.B43];&quot;YYYY-MM-DD&quot;))*1" office:value-type="float" office:value="62201.9633" calcext:value-type="float">
            <text:p>62202</text:p>
          </table:table-cell>
          <table:table-cell table:number-columns-repeated="9"/>
        </table:table-row>
        <table:table-row table:style-name="ro3">
          <table:table-cell/>
          <table:table-cell table:style-name="ce3" office:value-type="date" office:date-value="2021-10-23" calcext:value-type="date">
            <text:p>2021-10-23</text:p>
          </table:table-cell>
          <table:table-cell table:style-name="ce6" office:value-type="string" calcext:value-type="string">
            <text:p>btcusd</text:p>
          </table:table-cell>
          <table:table-cell table:formula="of:=COM.MICROSOFT.WEBSERVICE([.$A$1]&amp;&quot;/price/&quot;&amp;[.C44]&amp;&quot;/&quot;&amp;TEXT([.B44];&quot;YYYY-MM-DD&quot;))*1" office:value-type="float" office:value="61307.6667" calcext:value-type="float">
            <text:p>61308</text:p>
          </table:table-cell>
          <table:table-cell table:number-columns-repeated="9"/>
        </table:table-row>
        <table:table-row table:style-name="ro3">
          <table:table-cell/>
          <table:table-cell table:style-name="ce3" office:value-type="date" office:date-value="2021-10-25" calcext:value-type="date">
            <text:p>2021-10-25</text:p>
          </table:table-cell>
          <table:table-cell table:style-name="ce6" office:value-type="string" calcext:value-type="string">
            <text:p>btcusd</text:p>
          </table:table-cell>
          <table:table-cell table:formula="of:=COM.MICROSOFT.WEBSERVICE([.$A$1]&amp;&quot;/price/&quot;&amp;[.C45]&amp;&quot;/&quot;&amp;TEXT([.B45];&quot;YYYY-MM-DD&quot;))*1" office:value-type="float" office:value="63084.5717" calcext:value-type="float">
            <text:p>63085</text:p>
          </table:table-cell>
          <table:table-cell table:number-columns-repeated="9"/>
        </table:table-row>
        <table:table-row table:style-name="ro3">
          <table:table-cell/>
          <table:table-cell table:style-name="ce3" office:value-type="date" office:date-value="2021-10-27" calcext:value-type="date">
            <text:p>2021-10-27</text:p>
          </table:table-cell>
          <table:table-cell table:style-name="ce6" office:value-type="string" calcext:value-type="string">
            <text:p>btcusd</text:p>
          </table:table-cell>
          <table:table-cell table:formula="of:=COM.MICROSOFT.WEBSERVICE([.$A$1]&amp;&quot;/price/&quot;&amp;[.C46]&amp;&quot;/&quot;&amp;TEXT([.B46];&quot;YYYY-MM-DD&quot;))*1" office:value-type="float" office:value="58457.8717" calcext:value-type="float">
            <text:p>58458</text:p>
          </table:table-cell>
          <table:table-cell table:number-columns-repeated="9"/>
        </table:table-row>
        <table:table-row table:style-name="ro3">
          <table:table-cell/>
          <table:table-cell table:style-name="ce3" office:value-type="date" office:date-value="2021-10-29" calcext:value-type="date">
            <text:p>2021-10-29</text:p>
          </table:table-cell>
          <table:table-cell table:style-name="ce6" office:value-type="string" calcext:value-type="string">
            <text:p>btcusd</text:p>
          </table:table-cell>
          <table:table-cell table:formula="of:=COM.MICROSOFT.WEBSERVICE([.$A$1]&amp;&quot;/price/&quot;&amp;[.C47]&amp;&quot;/&quot;&amp;TEXT([.B47];&quot;YYYY-MM-DD&quot;))*1" office:value-type="float" office:value="62253.32" calcext:value-type="float">
            <text:p>62253</text:p>
          </table:table-cell>
          <table:table-cell table:number-columns-repeated="9"/>
        </table:table-row>
        <table:table-row table:style-name="ro3">
          <table:table-cell/>
          <table:table-cell table:style-name="ce3" office:value-type="date" office:date-value="2021-10-31" calcext:value-type="date">
            <text:p>2021-10-31</text:p>
          </table:table-cell>
          <table:table-cell table:style-name="ce6" office:value-type="string" calcext:value-type="string">
            <text:p>btcusd</text:p>
          </table:table-cell>
          <table:table-cell table:formula="of:=COM.MICROSOFT.WEBSERVICE([.$A$1]&amp;&quot;/price/&quot;&amp;[.C48]&amp;&quot;/&quot;&amp;TEXT([.B48];&quot;YYYY-MM-DD&quot;))*1" office:value-type="float" office:value="61338.5317" calcext:value-type="float">
            <text:p>61339</text:p>
          </table:table-cell>
          <table:table-cell table:number-columns-repeated="9"/>
        </table:table-row>
        <table:table-row table:style-name="ro3">
          <table:table-cell/>
          <table:table-cell table:style-name="ce3" office:value-type="date" office:date-value="2021-11-02" calcext:value-type="date">
            <text:p>2021-11-02</text:p>
          </table:table-cell>
          <table:table-cell table:style-name="ce6" office:value-type="string" calcext:value-type="string">
            <text:p>btcusd</text:p>
          </table:table-cell>
          <table:table-cell table:formula="of:=COM.MICROSOFT.WEBSERVICE([.$A$1]&amp;&quot;/price/&quot;&amp;[.C49]&amp;&quot;/&quot;&amp;TEXT([.B49];&quot;YYYY-MM-DD&quot;))*1" office:value-type="float" office:value="63246.855" calcext:value-type="float">
            <text:p>63247</text:p>
          </table:table-cell>
          <table:table-cell table:number-columns-repeated="9"/>
        </table:table-row>
        <table:table-row table:style-name="ro3">
          <table:table-cell/>
          <table:table-cell table:style-name="ce3" office:value-type="date" office:date-value="2021-11-04" calcext:value-type="date">
            <text:p>2021-11-04</text:p>
          </table:table-cell>
          <table:table-cell table:style-name="ce6" office:value-type="string" calcext:value-type="string">
            <text:p>btcusd</text:p>
          </table:table-cell>
          <table:table-cell table:formula="of:=COM.MICROSOFT.WEBSERVICE([.$A$1]&amp;&quot;/price/&quot;&amp;[.C50]&amp;&quot;/&quot;&amp;TEXT([.B50];&quot;YYYY-MM-DD&quot;))*1" office:value-type="float" office:value="61444.2283" calcext:value-type="float">
            <text:p>61444</text:p>
          </table:table-cell>
          <table:table-cell table:number-columns-repeated="9"/>
        </table:table-row>
        <table:table-row table:style-name="ro3">
          <table:table-cell/>
          <table:table-cell table:style-name="ce3" office:value-type="date" office:date-value="2021-11-06" calcext:value-type="date">
            <text:p>2021-11-06</text:p>
          </table:table-cell>
          <table:table-cell table:style-name="ce6" office:value-type="string" calcext:value-type="string">
            <text:p>btcusd</text:p>
          </table:table-cell>
          <table:table-cell table:formula="of:=COM.MICROSOFT.WEBSERVICE([.$A$1]&amp;&quot;/price/&quot;&amp;[.C51]&amp;&quot;/&quot;&amp;TEXT([.B51];&quot;YYYY-MM-DD&quot;))*1" office:value-type="float" office:value="61514.3833" calcext:value-type="float">
            <text:p>61514</text:p>
          </table:table-cell>
          <table:table-cell table:number-columns-repeated="9"/>
        </table:table-row>
        <table:table-row table:style-name="ro3">
          <table:table-cell/>
          <table:table-cell table:style-name="ce3" office:value-type="date" office:date-value="2021-11-08" calcext:value-type="date">
            <text:p>2021-11-08</text:p>
          </table:table-cell>
          <table:table-cell table:style-name="ce6" office:value-type="string" calcext:value-type="string">
            <text:p>btcusd</text:p>
          </table:table-cell>
          <table:table-cell table:formula="of:=COM.MICROSOFT.WEBSERVICE([.$A$1]&amp;&quot;/price/&quot;&amp;[.C52]&amp;&quot;/&quot;&amp;TEXT([.B52];&quot;YYYY-MM-DD&quot;))*1" office:value-type="float" office:value="67544.8733" calcext:value-type="float">
            <text:p>67545</text:p>
          </table:table-cell>
          <table:table-cell table:number-columns-repeated="9"/>
        </table:table-row>
        <table:table-row table:style-name="ro3">
          <table:table-cell/>
          <table:table-cell table:style-name="ce3" office:value-type="date" office:date-value="2021-11-10" calcext:value-type="date">
            <text:p>2021-11-10</text:p>
          </table:table-cell>
          <table:table-cell table:style-name="ce6" office:value-type="string" calcext:value-type="string">
            <text:p>btcusd</text:p>
          </table:table-cell>
          <table:table-cell table:formula="of:=COM.MICROSOFT.WEBSERVICE([.$A$1]&amp;&quot;/price/&quot;&amp;[.C53]&amp;&quot;/&quot;&amp;TEXT([.B53];&quot;YYYY-MM-DD&quot;))*1" office:value-type="float" office:value="64924.3533" calcext:value-type="float">
            <text:p>64924</text:p>
          </table:table-cell>
          <table:table-cell table:number-columns-repeated="9"/>
        </table:table-row>
        <table:table-row table:style-name="ro3">
          <table:table-cell/>
          <table:table-cell table:style-name="ce3" office:value-type="date" office:date-value="2021-11-12" calcext:value-type="date">
            <text:p>2021-11-12</text:p>
          </table:table-cell>
          <table:table-cell table:style-name="ce6" office:value-type="string" calcext:value-type="string">
            <text:p>btcusd</text:p>
          </table:table-cell>
          <table:table-cell table:formula="of:=COM.MICROSOFT.WEBSERVICE([.$A$1]&amp;&quot;/price/&quot;&amp;[.C54]&amp;&quot;/&quot;&amp;TEXT([.B54];&quot;YYYY-MM-DD&quot;))*1" office:value-type="float" office:value="64142.9817" calcext:value-type="float">
            <text:p>64143</text:p>
          </table:table-cell>
          <table:table-cell table:number-columns-repeated="9"/>
        </table:table-row>
        <table:table-row table:style-name="ro3">
          <table:table-cell/>
          <table:table-cell table:style-name="ce3" office:value-type="date" office:date-value="2021-11-14" calcext:value-type="date">
            <text:p>2021-11-14</text:p>
          </table:table-cell>
          <table:table-cell table:style-name="ce6" office:value-type="string" calcext:value-type="string">
            <text:p>btcusd</text:p>
          </table:table-cell>
          <table:table-cell table:formula="of:=COM.MICROSOFT.WEBSERVICE([.$A$1]&amp;&quot;/price/&quot;&amp;[.C55]&amp;&quot;/&quot;&amp;TEXT([.B55];&quot;YYYY-MM-DD&quot;))*1" office:value-type="float" office:value="65495.3183" calcext:value-type="float">
            <text:p>65495</text:p>
          </table:table-cell>
          <table:table-cell table:number-columns-repeated="9"/>
        </table:table-row>
        <table:table-row table:style-name="ro3">
          <table:table-cell/>
          <table:table-cell table:style-name="ce3" office:value-type="date" office:date-value="2021-11-16" calcext:value-type="date">
            <text:p>2021-11-16</text:p>
          </table:table-cell>
          <table:table-cell table:style-name="ce6" office:value-type="string" calcext:value-type="string">
            <text:p>btcusd</text:p>
          </table:table-cell>
          <table:table-cell table:formula="of:=COM.MICROSOFT.WEBSERVICE([.$A$1]&amp;&quot;/price/&quot;&amp;[.C56]&amp;&quot;/&quot;&amp;TEXT([.B56];&quot;YYYY-MM-DD&quot;))*1" office:value-type="float" office:value="60112.9583" calcext:value-type="float">
            <text:p>60113</text:p>
          </table:table-cell>
          <table:table-cell table:number-columns-repeated="9"/>
        </table:table-row>
        <table:table-row table:style-name="ro3">
          <table:table-cell/>
          <table:table-cell table:style-name="ce3" office:value-type="date" office:date-value="2021-11-18" calcext:value-type="date">
            <text:p>2021-11-18</text:p>
          </table:table-cell>
          <table:table-cell table:style-name="ce6" office:value-type="string" calcext:value-type="string">
            <text:p>btcusd</text:p>
          </table:table-cell>
          <table:table-cell table:formula="of:=COM.MICROSOFT.WEBSERVICE([.$A$1]&amp;&quot;/price/&quot;&amp;[.C57]&amp;&quot;/&quot;&amp;TEXT([.B57];&quot;YYYY-MM-DD&quot;))*1" office:value-type="float" office:value="56925.4283" calcext:value-type="float">
            <text:p>56925</text:p>
          </table:table-cell>
          <table:table-cell table:number-columns-repeated="9"/>
        </table:table-row>
        <table:table-row table:style-name="ro3">
          <table:table-cell/>
          <table:table-cell table:style-name="ce3" office:value-type="date" office:date-value="2021-11-20" calcext:value-type="date">
            <text:p>2021-11-20</text:p>
          </table:table-cell>
          <table:table-cell table:style-name="ce6" office:value-type="string" calcext:value-type="string">
            <text:p>btcusd</text:p>
          </table:table-cell>
          <table:table-cell table:formula="of:=COM.MICROSOFT.WEBSERVICE([.$A$1]&amp;&quot;/price/&quot;&amp;[.C58]&amp;&quot;/&quot;&amp;TEXT([.B58];&quot;YYYY-MM-DD&quot;))*1" office:value-type="float" office:value="59763.9583" calcext:value-type="float">
            <text:p>59764</text:p>
          </table:table-cell>
          <table:table-cell table:number-columns-repeated="9"/>
        </table:table-row>
        <table:table-row table:style-name="ro3">
          <table:table-cell/>
          <table:table-cell table:style-name="ce3" office:value-type="date" office:date-value="2021-11-22" calcext:value-type="date">
            <text:p>2021-11-22</text:p>
          </table:table-cell>
          <table:table-cell table:style-name="ce6" office:value-type="string" calcext:value-type="string">
            <text:p>btcusd</text:p>
          </table:table-cell>
          <table:table-cell table:formula="of:=COM.MICROSOFT.WEBSERVICE([.$A$1]&amp;&quot;/price/&quot;&amp;[.C59]&amp;&quot;/&quot;&amp;TEXT([.B59];&quot;YYYY-MM-DD&quot;))*1" office:value-type="float" office:value="56290.1683" calcext:value-type="float">
            <text:p>56290</text:p>
          </table:table-cell>
          <table:table-cell table:number-columns-repeated="9"/>
        </table:table-row>
        <table:table-row table:style-name="ro3">
          <table:table-cell/>
          <table:table-cell table:style-name="ce3" office:value-type="date" office:date-value="2021-11-24" calcext:value-type="date">
            <text:p>2021-11-24</text:p>
          </table:table-cell>
          <table:table-cell table:style-name="ce6" office:value-type="string" calcext:value-type="string">
            <text:p>btcusd</text:p>
          </table:table-cell>
          <table:table-cell table:formula="of:=COM.MICROSOFT.WEBSERVICE([.$A$1]&amp;&quot;/price/&quot;&amp;[.C60]&amp;&quot;/&quot;&amp;TEXT([.B60];&quot;YYYY-MM-DD&quot;))*1" office:value-type="float" office:value="57172.54" calcext:value-type="float">
            <text:p>57173</text:p>
          </table:table-cell>
          <table:table-cell table:number-columns-repeated="9"/>
        </table:table-row>
        <table:table-row table:style-name="ro3">
          <table:table-cell/>
          <table:table-cell table:style-name="ce3" office:value-type="date" office:date-value="2021-11-26" calcext:value-type="date">
            <text:p>2021-11-26</text:p>
          </table:table-cell>
          <table:table-cell table:style-name="ce6" office:value-type="string" calcext:value-type="string">
            <text:p>btcusd</text:p>
          </table:table-cell>
          <table:table-cell table:formula="of:=COM.MICROSOFT.WEBSERVICE([.$A$1]&amp;&quot;/price/&quot;&amp;[.C61]&amp;&quot;/&quot;&amp;TEXT([.B61];&quot;YYYY-MM-DD&quot;))*1" office:value-type="float" office:value="53798.905" calcext:value-type="float">
            <text:p>53799</text:p>
          </table:table-cell>
          <table:table-cell table:number-columns-repeated="9"/>
        </table:table-row>
        <table:table-row table:style-name="ro3">
          <table:table-cell/>
          <table:table-cell table:style-name="ce3" office:value-type="date" office:date-value="2021-11-28" calcext:value-type="date">
            <text:p>2021-11-28</text:p>
          </table:table-cell>
          <table:table-cell table:style-name="ce6" office:value-type="string" calcext:value-type="string">
            <text:p>btcusd</text:p>
          </table:table-cell>
          <table:table-cell table:formula="of:=COM.MICROSOFT.WEBSERVICE([.$A$1]&amp;&quot;/price/&quot;&amp;[.C62]&amp;&quot;/&quot;&amp;TEXT([.B62];&quot;YYYY-MM-DD&quot;))*1" office:value-type="float" office:value="57319.5733" calcext:value-type="float">
            <text:p>57320</text:p>
          </table:table-cell>
          <table:table-cell table:number-columns-repeated="9"/>
        </table:table-row>
        <table:table-row table:style-name="ro3">
          <table:table-cell/>
          <table:table-cell table:style-name="ce3" office:value-type="date" office:date-value="2021-11-30" calcext:value-type="date">
            <text:p>2021-11-30</text:p>
          </table:table-cell>
          <table:table-cell table:style-name="ce6" office:value-type="string" calcext:value-type="string">
            <text:p>btcusd</text:p>
          </table:table-cell>
          <table:table-cell table:formula="of:=COM.MICROSOFT.WEBSERVICE([.$A$1]&amp;&quot;/price/&quot;&amp;[.C63]&amp;&quot;/&quot;&amp;TEXT([.B63];&quot;YYYY-MM-DD&quot;))*1" office:value-type="float" office:value="56974.035" calcext:value-type="float">
            <text:p>56974</text:p>
          </table:table-cell>
          <table:table-cell table:number-columns-repeated="9"/>
        </table:table-row>
        <table:table-row table:style-name="ro3">
          <table:table-cell/>
          <table:table-cell table:style-name="ce3" office:value-type="date" office:date-value="2021-12-02" calcext:value-type="date">
            <text:p>2021-12-02</text:p>
          </table:table-cell>
          <table:table-cell table:style-name="ce6" office:value-type="string" calcext:value-type="string">
            <text:p>btcusd</text:p>
          </table:table-cell>
          <table:table-cell table:formula="of:=COM.MICROSOFT.WEBSERVICE([.$A$1]&amp;&quot;/price/&quot;&amp;[.C64]&amp;&quot;/&quot;&amp;TEXT([.B64];&quot;YYYY-MM-DD&quot;))*1" office:value-type="float" office:value="56522.1483" calcext:value-type="float">
            <text:p>56522</text:p>
          </table:table-cell>
          <table:table-cell table:number-columns-repeated="9"/>
        </table:table-row>
        <table:table-row table:style-name="ro3">
          <table:table-cell/>
          <table:table-cell table:style-name="ce3" office:value-type="date" office:date-value="2021-12-04" calcext:value-type="date">
            <text:p>2021-12-04</text:p>
          </table:table-cell>
          <table:table-cell table:style-name="ce6" office:value-type="string" calcext:value-type="string">
            <text:p>btcusd</text:p>
          </table:table-cell>
          <table:table-cell table:formula="of:=COM.MICROSOFT.WEBSERVICE([.$A$1]&amp;&quot;/price/&quot;&amp;[.C65]&amp;&quot;/&quot;&amp;TEXT([.B65];&quot;YYYY-MM-DD&quot;))*1" office:value-type="float" office:value="49247.4233" calcext:value-type="float">
            <text:p>49247</text:p>
          </table:table-cell>
          <table:table-cell table:number-columns-repeated="9"/>
        </table:table-row>
        <table:table-row table:style-name="ro3">
          <table:table-cell/>
          <table:table-cell table:style-name="ce3" office:value-type="date" office:date-value="2021-12-06" calcext:value-type="date">
            <text:p>2021-12-06</text:p>
          </table:table-cell>
          <table:table-cell table:style-name="ce6" office:value-type="string" calcext:value-type="string">
            <text:p>btcusd</text:p>
          </table:table-cell>
          <table:table-cell table:formula="of:=COM.MICROSOFT.WEBSERVICE([.$A$1]&amp;&quot;/price/&quot;&amp;[.C66]&amp;&quot;/&quot;&amp;TEXT([.B66];&quot;YYYY-MM-DD&quot;))*1" office:value-type="float" office:value="50516.595" calcext:value-type="float">
            <text:p>50517</text:p>
          </table:table-cell>
          <table:table-cell table:number-columns-repeated="9"/>
        </table:table-row>
        <table:table-row table:style-name="ro3">
          <table:table-cell/>
          <table:table-cell table:style-name="ce3" office:value-type="date" office:date-value="2021-12-08" calcext:value-type="date">
            <text:p>2021-12-08</text:p>
          </table:table-cell>
          <table:table-cell table:style-name="ce6" office:value-type="string" calcext:value-type="string">
            <text:p>btcusd</text:p>
          </table:table-cell>
          <table:table-cell table:formula="of:=COM.MICROSOFT.WEBSERVICE([.$A$1]&amp;&quot;/price/&quot;&amp;[.C67]&amp;&quot;/&quot;&amp;TEXT([.B67];&quot;YYYY-MM-DD&quot;))*1" office:value-type="float" office:value="50510.235" calcext:value-type="float">
            <text:p>50510</text:p>
          </table:table-cell>
          <table:table-cell table:number-columns-repeated="9"/>
        </table:table-row>
        <table:table-row table:style-name="ro3">
          <table:table-cell/>
          <table:table-cell table:style-name="ce3" office:value-type="date" office:date-value="2021-12-10" calcext:value-type="date">
            <text:p>2021-12-10</text:p>
          </table:table-cell>
          <table:table-cell table:style-name="ce6" office:value-type="string" calcext:value-type="string">
            <text:p>btcusd</text:p>
          </table:table-cell>
          <table:table-cell table:formula="of:=COM.MICROSOFT.WEBSERVICE([.$A$1]&amp;&quot;/price/&quot;&amp;[.C68]&amp;&quot;/&quot;&amp;TEXT([.B68];&quot;YYYY-MM-DD&quot;))*1" office:value-type="float" office:value="47176.7617" calcext:value-type="float">
            <text:p>47177</text:p>
          </table:table-cell>
          <table:table-cell table:number-columns-repeated="9"/>
        </table:table-row>
        <table:table-row table:style-name="ro3">
          <table:table-cell/>
          <table:table-cell table:style-name="ce3" office:value-type="date" office:date-value="2021-12-12" calcext:value-type="date">
            <text:p>2021-12-12</text:p>
          </table:table-cell>
          <table:table-cell table:style-name="ce6" office:value-type="string" calcext:value-type="string">
            <text:p>btcusd</text:p>
          </table:table-cell>
          <table:table-cell table:formula="of:=COM.MICROSOFT.WEBSERVICE([.$A$1]&amp;&quot;/price/&quot;&amp;[.C69]&amp;&quot;/&quot;&amp;TEXT([.B69];&quot;YYYY-MM-DD&quot;))*1" office:value-type="float" office:value="50105.7917" calcext:value-type="float">
            <text:p>50106</text:p>
          </table:table-cell>
          <table:table-cell table:number-columns-repeated="9"/>
        </table:table-row>
        <table:table-row table:style-name="ro3">
          <table:table-cell/>
          <table:table-cell table:style-name="ce3" office:value-type="date" office:date-value="2021-12-14" calcext:value-type="date">
            <text:p>2021-12-14</text:p>
          </table:table-cell>
          <table:table-cell table:style-name="ce6" office:value-type="string" calcext:value-type="string">
            <text:p>btcusd</text:p>
          </table:table-cell>
          <table:table-cell table:formula="of:=COM.MICROSOFT.WEBSERVICE([.$A$1]&amp;&quot;/price/&quot;&amp;[.C70]&amp;&quot;/&quot;&amp;TEXT([.B70];&quot;YYYY-MM-DD&quot;))*1" office:value-type="float" office:value="48385.125" calcext:value-type="float">
            <text:p>48385</text:p>
          </table:table-cell>
          <table:table-cell table:number-columns-repeated="9"/>
        </table:table-row>
        <table:table-row table:style-name="ro3">
          <table:table-cell/>
          <table:table-cell table:style-name="ce3" office:value-type="date" office:date-value="2021-12-16" calcext:value-type="date">
            <text:p>2021-12-16</text:p>
          </table:table-cell>
          <table:table-cell table:style-name="ce6" office:value-type="string" calcext:value-type="string">
            <text:p>btcusd</text:p>
          </table:table-cell>
          <table:table-cell table:formula="of:=COM.MICROSOFT.WEBSERVICE([.$A$1]&amp;&quot;/price/&quot;&amp;[.C71]&amp;&quot;/&quot;&amp;TEXT([.B71];&quot;YYYY-MM-DD&quot;))*1" office:value-type="float" office:value="47645.4233" calcext:value-type="float">
            <text:p>47645</text:p>
          </table:table-cell>
          <table:table-cell table:number-columns-repeated="9"/>
        </table:table-row>
        <table:table-row table:style-name="ro3">
          <table:table-cell/>
          <table:table-cell table:style-name="ce3" office:value-type="date" office:date-value="2021-12-18" calcext:value-type="date">
            <text:p>2021-12-18</text:p>
          </table:table-cell>
          <table:table-cell table:style-name="ce6" office:value-type="string" calcext:value-type="string">
            <text:p>btcusd</text:p>
          </table:table-cell>
          <table:table-cell table:formula="of:=COM.MICROSOFT.WEBSERVICE([.$A$1]&amp;&quot;/price/&quot;&amp;[.C72]&amp;&quot;/&quot;&amp;TEXT([.B72];&quot;YYYY-MM-DD&quot;))*1" office:value-type="float" office:value="46863.7717" calcext:value-type="float">
            <text:p>46864</text:p>
          </table:table-cell>
          <table:table-cell table:number-columns-repeated="9"/>
        </table:table-row>
        <table:table-row table:style-name="ro3">
          <table:table-cell/>
          <table:table-cell table:style-name="ce3" office:value-type="date" office:date-value="2021-12-20" calcext:value-type="date">
            <text:p>2021-12-20</text:p>
          </table:table-cell>
          <table:table-cell table:style-name="ce6" office:value-type="string" calcext:value-type="string">
            <text:p>btcusd</text:p>
          </table:table-cell>
          <table:table-cell table:formula="of:=COM.MICROSOFT.WEBSERVICE([.$A$1]&amp;&quot;/price/&quot;&amp;[.C73]&amp;&quot;/&quot;&amp;TEXT([.B73];&quot;YYYY-MM-DD&quot;))*1" office:value-type="float" office:value="46913.6417" calcext:value-type="float">
            <text:p>46914</text:p>
          </table:table-cell>
          <table:table-cell table:number-columns-repeated="9"/>
        </table:table-row>
        <table:table-row table:style-name="ro3">
          <table:table-cell/>
          <table:table-cell table:style-name="ce3" office:value-type="date" office:date-value="2021-12-22" calcext:value-type="date">
            <text:p>2021-12-22</text:p>
          </table:table-cell>
          <table:table-cell table:style-name="ce6" office:value-type="string" calcext:value-type="string">
            <text:p>btcusd</text:p>
          </table:table-cell>
          <table:table-cell table:formula="of:=COM.MICROSOFT.WEBSERVICE([.$A$1]&amp;&quot;/price/&quot;&amp;[.C74]&amp;&quot;/&quot;&amp;TEXT([.B74];&quot;YYYY-MM-DD&quot;))*1" office:value-type="float" office:value="48620.5417" calcext:value-type="float">
            <text:p>48621</text:p>
          </table:table-cell>
          <table:table-cell table:number-columns-repeated="9"/>
        </table:table-row>
        <table:table-row table:style-name="ro3">
          <table:table-cell/>
          <table:table-cell table:style-name="ce3" office:value-type="date" office:date-value="2021-12-24" calcext:value-type="date">
            <text:p>2021-12-24</text:p>
          </table:table-cell>
          <table:table-cell table:style-name="ce6" office:value-type="string" calcext:value-type="string">
            <text:p>btcusd</text:p>
          </table:table-cell>
          <table:table-cell table:formula="of:=COM.MICROSOFT.WEBSERVICE([.$A$1]&amp;&quot;/price/&quot;&amp;[.C75]&amp;&quot;/&quot;&amp;TEXT([.B75];&quot;YYYY-MM-DD&quot;))*1" office:value-type="float" office:value="50831.9433" calcext:value-type="float">
            <text:p>50832</text:p>
          </table:table-cell>
          <table:table-cell table:number-columns-repeated="9"/>
        </table:table-row>
        <table:table-row table:style-name="ro3">
          <table:table-cell/>
          <table:table-cell table:style-name="ce3" office:value-type="date" office:date-value="2021-12-26" calcext:value-type="date">
            <text:p>2021-12-26</text:p>
          </table:table-cell>
          <table:table-cell table:style-name="ce6" office:value-type="string" calcext:value-type="string">
            <text:p>btcusd</text:p>
          </table:table-cell>
          <table:table-cell table:formula="of:=COM.MICROSOFT.WEBSERVICE([.$A$1]&amp;&quot;/price/&quot;&amp;[.C76]&amp;&quot;/&quot;&amp;TEXT([.B76];&quot;YYYY-MM-DD&quot;))*1" office:value-type="float" office:value="50796.875" calcext:value-type="float">
            <text:p>50797</text:p>
          </table:table-cell>
          <table:table-cell table:number-columns-repeated="9"/>
        </table:table-row>
        <table:table-row table:style-name="ro3">
          <table:table-cell/>
          <table:table-cell table:style-name="ce3" office:value-type="date" office:date-value="2021-12-28" calcext:value-type="date">
            <text:p>2021-12-28</text:p>
          </table:table-cell>
          <table:table-cell table:style-name="ce6" office:value-type="string" calcext:value-type="string">
            <text:p>btcusd</text:p>
          </table:table-cell>
          <table:table-cell table:formula="of:=COM.MICROSOFT.WEBSERVICE([.$A$1]&amp;&quot;/price/&quot;&amp;[.C77]&amp;&quot;/&quot;&amp;TEXT([.B77];&quot;YYYY-MM-DD&quot;))*1" office:value-type="float" office:value="47549.8233" calcext:value-type="float">
            <text:p>47550</text:p>
          </table:table-cell>
          <table:table-cell table:number-columns-repeated="9"/>
        </table:table-row>
        <table:table-row table:style-name="ro3">
          <table:table-cell/>
          <table:table-cell table:style-name="ce3" office:value-type="date" office:date-value="2021-12-30" calcext:value-type="date">
            <text:p>2021-12-30</text:p>
          </table:table-cell>
          <table:table-cell table:style-name="ce6" office:value-type="string" calcext:value-type="string">
            <text:p>btcusd</text:p>
          </table:table-cell>
          <table:table-cell table:formula="of:=COM.MICROSOFT.WEBSERVICE([.$A$1]&amp;&quot;/price/&quot;&amp;[.C78]&amp;&quot;/&quot;&amp;TEXT([.B78];&quot;YYYY-MM-DD&quot;))*1" office:value-type="float" office:value="47138.0417" calcext:value-type="float">
            <text:p>47138</text:p>
          </table:table-cell>
          <table:table-cell table:number-columns-repeated="9"/>
        </table:table-row>
        <table:table-row table:style-name="ro3" table:number-rows-repeated="1048497">
          <table:table-cell table:number-columns-repeated="13"/>
        </table:table-row>
        <table:table-row table:style-name="ro3">
          <table:table-cell table:number-columns-repeated="13"/>
        </table:table-row>
      </table:table>
      <table:table table:name="example-calls_EUR" table:style-name="ta1">
        <table:shapes>
          <draw:frame draw:z-index="0" draw:style-name="gr1" draw:text-style-name="P1" svg:width="190.98mm" svg:height="79.83mm" svg:x="144.16mm" svg:y="28.9mm">
            <draw:object draw:notify-on-update-of-ranges="'example-calls_EUR'.B4:'example-calls_EUR'.B29 'example-calls_EUR'.C4:'example-calls_EUR'.C29 'example-calls_EUR'.D4:'example-calls_EUR'.D29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191.04mm" svg:height="75.61mm" svg:x="141.21mm" svg:y="122.73mm">
            <draw:object draw:notify-on-update-of-ranges="'example-calls_EUR'.B4:'example-calls_EUR'.B29 'example-calls_EUR'.E3:'example-calls_EUR'.E3 'example-calls_EUR'.E4:'example-calls_EUR'.E29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7" table:default-cell-style-name="Default"/>
        <table:table-column table:style-name="co8" table:default-cell-style-name="Default"/>
        <table:table-column table:style-name="co4" table:default-cell-style-name="ce9"/>
        <table:table-column table:style-name="co6" table:number-columns-repeated="10" table:default-cell-style-name="Default"/>
        <table:table-row table:style-name="ro1">
          <table:table-cell table:style-name="ce10" office:value-type="string" calcext:value-type="string" table:number-columns-spanned="2" table:number-rows-spanned="1">
            <text:p><text:span text:style-name="T1"><text:a xlink:href="http://localhost:8080/" xlink:type="simple">http://localhost:8080</text:a></text:span></text:p>
          </table:table-cell>
          <table:covered-table-cell/>
          <table:table-cell table:style-name="ce7" table:formula="of:=COM.MICROSOFT.WEBSERVICE([.D1])*1" office:value-type="float" office:value="41975.73668999" calcext:value-type="float">
            <text:p>41975.7</text:p>
          </table:table-cell>
          <table:table-cell table:style-name="ce21" table:formula="of:=[.A1]&amp;&quot;/price/btceur/2022-01-01&quot;" office:value-type="string" office:string-value="http://localhost:8080/price/btceur/2022-01-01" calcext:value-type="string" table:number-columns-spanned="10" table:number-rows-spanned="1">
            <text:p>http://localhost:8080/price/btceur/2022-01-01</text:p>
          </table:table-cell>
          <table:covered-table-cell table:number-columns-repeated="9"/>
        </table:table-row>
        <table:table-row table:style-name="ro4">
          <table:table-cell table:style-name="ce10"/>
          <table:table-cell/>
          <table:table-cell table:style-name="ce7"/>
          <table:table-cell table:number-columns-repeated="10"/>
        </table:table-row>
        <table:table-row table:style-name="ro5">
          <table:table-cell/>
          <table:table-cell table:style-name="ce2" office:value-type="string" calcext:value-type="string">
            <text:p>date</text:p>
          </table:table-cell>
          <table:table-cell table:style-name="ce22" office:value-type="string" calcext:value-type="string">
            <text:p>btcusd</text:p>
          </table:table-cell>
          <table:table-cell table:style-name="ce2" office:value-type="string" calcext:value-type="string">
            <text:p>btceur</text:p>
          </table:table-cell>
          <table:table-cell table:style-name="ce2" office:value-type="string" calcext:value-type="string">
            <text:p>usdeur</text:p>
          </table:table-cell>
          <table:table-cell table:number-columns-repeated="8"/>
        </table:table-row>
        <table:table-row table:style-name="ro5">
          <table:table-cell/>
          <table:table-cell table:style-name="ce3" office:value-type="date" office:date-value="2020-01-01" calcext:value-type="date">
            <text:p>2020-01-01</text:p>
          </table:table-cell>
          <table:table-cell table:formula="of:=COM.MICROSOFT.WEBSERVICE([.$A$1]&amp;&quot;/price/&quot;&amp;[.C$3]&amp;&quot;/&quot;&amp;TEXT([.B4];&quot;YYYY-MM-DD&quot;))*1" office:value-type="float" office:value="7188.4633" calcext:value-type="float">
            <text:p>7188</text:p>
          </table:table-cell>
          <table:table-cell table:style-name="ce9" table:formula="of:=COM.MICROSOFT.WEBSERVICE([.$A$1]&amp;&quot;/price/&quot;&amp;[.D$3]&amp;&quot;/&quot;&amp;TEXT([.B4];&quot;YYYY-MM-DD&quot;))*1" office:value-type="float" office:value="6407.4223855284" calcext:value-type="float">
            <text:p>6407</text:p>
          </table:table-cell>
          <table:table-cell table:style-name="ce23" table:formula="of:=COM.MICROSOFT.WEBSERVICE([.$A$1]&amp;&quot;/price/&quot;&amp;[.E$3]&amp;&quot;/&quot;&amp;TEXT([.B4];&quot;YYYY-MM-DD&quot;))*1" office:value-type="float" office:value="0.891348" calcext:value-type="float">
            <text:p>0.891</text:p>
          </table:table-cell>
          <table:table-cell table:number-columns-repeated="8"/>
        </table:table-row>
        <table:table-row table:style-name="ro5">
          <table:table-cell/>
          <table:table-cell table:style-name="ce3" office:value-type="date" office:date-value="2020-02-01" calcext:value-type="date">
            <text:p>2020-02-01</text:p>
          </table:table-cell>
          <table:table-cell table:formula="of:=COM.MICROSOFT.WEBSERVICE([.$A$1]&amp;&quot;/price/&quot;&amp;[.C$3]&amp;&quot;/&quot;&amp;TEXT([.B5];&quot;YYYY-MM-DD&quot;))*1" office:value-type="float" office:value="9388.6617" calcext:value-type="float">
            <text:p>9389</text:p>
          </table:table-cell>
          <table:table-cell table:style-name="ce9" table:formula="of:=COM.MICROSOFT.WEBSERVICE([.$A$1]&amp;&quot;/price/&quot;&amp;[.D$3]&amp;&quot;/&quot;&amp;TEXT([.B5];&quot;YYYY-MM-DD&quot;))*1" office:value-type="float" office:value="8462.6016645588" calcext:value-type="float">
            <text:p>8463</text:p>
          </table:table-cell>
          <table:table-cell table:style-name="ce23" table:formula="of:=COM.MICROSOFT.WEBSERVICE([.$A$1]&amp;&quot;/price/&quot;&amp;[.E$3]&amp;&quot;/&quot;&amp;TEXT([.B5];&quot;YYYY-MM-DD&quot;))*1" office:value-type="float" office:value="0.901364" calcext:value-type="float">
            <text:p>0.901</text:p>
          </table:table-cell>
          <table:table-cell table:number-columns-repeated="8"/>
        </table:table-row>
        <table:table-row table:style-name="ro5">
          <table:table-cell/>
          <table:table-cell table:style-name="ce3" office:value-type="date" office:date-value="2020-03-01" calcext:value-type="date">
            <text:p>2020-03-01</text:p>
          </table:table-cell>
          <table:table-cell table:formula="of:=COM.MICROSOFT.WEBSERVICE([.$A$1]&amp;&quot;/price/&quot;&amp;[.C$3]&amp;&quot;/&quot;&amp;TEXT([.B6];&quot;YYYY-MM-DD&quot;))*1" office:value-type="float" office:value="8540.2567" calcext:value-type="float">
            <text:p>8540</text:p>
          </table:table-cell>
          <table:table-cell table:style-name="ce9" table:formula="of:=COM.MICROSOFT.WEBSERVICE([.$A$1]&amp;&quot;/price/&quot;&amp;[.D$3]&amp;&quot;/&quot;&amp;TEXT([.B6];&quot;YYYY-MM-DD&quot;))*1" office:value-type="float" office:value="7728.1807709104" calcext:value-type="float">
            <text:p>7728</text:p>
          </table:table-cell>
          <table:table-cell table:style-name="ce23" table:formula="of:=COM.MICROSOFT.WEBSERVICE([.$A$1]&amp;&quot;/price/&quot;&amp;[.E$3]&amp;&quot;/&quot;&amp;TEXT([.B6];&quot;YYYY-MM-DD&quot;))*1" office:value-type="float" office:value="0.904912" calcext:value-type="float">
            <text:p>0.905</text:p>
          </table:table-cell>
          <table:table-cell table:number-columns-repeated="8"/>
        </table:table-row>
        <table:table-row table:style-name="ro5">
          <table:table-cell/>
          <table:table-cell table:style-name="ce3" office:value-type="date" office:date-value="2020-04-01" calcext:value-type="date">
            <text:p>2020-04-01</text:p>
          </table:table-cell>
          <table:table-cell table:formula="of:=COM.MICROSOFT.WEBSERVICE([.$A$1]&amp;&quot;/price/&quot;&amp;[.C$3]&amp;&quot;/&quot;&amp;TEXT([.B7];&quot;YYYY-MM-DD&quot;))*1" office:value-type="float" office:value="6671.95" calcext:value-type="float">
            <text:p>6672</text:p>
          </table:table-cell>
          <table:table-cell table:style-name="ce9" table:formula="of:=COM.MICROSOFT.WEBSERVICE([.$A$1]&amp;&quot;/price/&quot;&amp;[.D$3]&amp;&quot;/&quot;&amp;TEXT([.B7];&quot;YYYY-MM-DD&quot;))*1" office:value-type="float" office:value="6092.19090475" calcext:value-type="float">
            <text:p>6092</text:p>
          </table:table-cell>
          <table:table-cell table:style-name="ce23" table:formula="of:=COM.MICROSOFT.WEBSERVICE([.$A$1]&amp;&quot;/price/&quot;&amp;[.E$3]&amp;&quot;/&quot;&amp;TEXT([.B7];&quot;YYYY-MM-DD&quot;))*1" office:value-type="float" office:value="0.913105" calcext:value-type="float">
            <text:p>0.913</text:p>
          </table:table-cell>
          <table:table-cell table:number-columns-repeated="8"/>
        </table:table-row>
        <table:table-row table:style-name="ro5">
          <table:table-cell/>
          <table:table-cell table:style-name="ce3" office:value-type="date" office:date-value="2020-05-01" calcext:value-type="date">
            <text:p>2020-05-01</text:p>
          </table:table-cell>
          <table:table-cell table:formula="of:=COM.MICROSOFT.WEBSERVICE([.$A$1]&amp;&quot;/price/&quot;&amp;[.C$3]&amp;&quot;/&quot;&amp;TEXT([.B8];&quot;YYYY-MM-DD&quot;))*1" office:value-type="float" office:value="8771.5725" calcext:value-type="float">
            <text:p>8772</text:p>
          </table:table-cell>
          <table:table-cell table:style-name="ce9" table:formula="of:=COM.MICROSOFT.WEBSERVICE([.$A$1]&amp;&quot;/price/&quot;&amp;[.D$3]&amp;&quot;/&quot;&amp;TEXT([.B8];&quot;YYYY-MM-DD&quot;))*1" office:value-type="float" office:value="7906.9498271025" calcext:value-type="float">
            <text:p>7907</text:p>
          </table:table-cell>
          <table:table-cell table:style-name="ce23" table:formula="of:=COM.MICROSOFT.WEBSERVICE([.$A$1]&amp;&quot;/price/&quot;&amp;[.E$3]&amp;&quot;/&quot;&amp;TEXT([.B8];&quot;YYYY-MM-DD&quot;))*1" office:value-type="float" office:value="0.901429" calcext:value-type="float">
            <text:p>0.901</text:p>
          </table:table-cell>
          <table:table-cell table:number-columns-repeated="8"/>
        </table:table-row>
        <table:table-row table:style-name="ro5">
          <table:table-cell/>
          <table:table-cell table:style-name="ce3" office:value-type="date" office:date-value="2020-06-01" calcext:value-type="date">
            <text:p>2020-06-01</text:p>
          </table:table-cell>
          <table:table-cell table:formula="of:=COM.MICROSOFT.WEBSERVICE([.$A$1]&amp;&quot;/price/&quot;&amp;[.C$3]&amp;&quot;/&quot;&amp;TEXT([.B9];&quot;YYYY-MM-DD&quot;))*1" office:value-type="float" office:value="9564.95" calcext:value-type="float">
            <text:p>9565</text:p>
          </table:table-cell>
          <table:table-cell table:style-name="ce9" table:formula="of:=COM.MICROSOFT.WEBSERVICE([.$A$1]&amp;&quot;/price/&quot;&amp;[.D$3]&amp;&quot;/&quot;&amp;TEXT([.B9];&quot;YYYY-MM-DD&quot;))*1" office:value-type="float" office:value="8597.359658" calcext:value-type="float">
            <text:p>8597</text:p>
          </table:table-cell>
          <table:table-cell table:style-name="ce23" table:formula="of:=COM.MICROSOFT.WEBSERVICE([.$A$1]&amp;&quot;/price/&quot;&amp;[.E$3]&amp;&quot;/&quot;&amp;TEXT([.B9];&quot;YYYY-MM-DD&quot;))*1" office:value-type="float" office:value="0.89884" calcext:value-type="float">
            <text:p>0.899</text:p>
          </table:table-cell>
          <table:table-cell table:number-columns-repeated="8"/>
        </table:table-row>
        <table:table-row table:style-name="ro5">
          <table:table-cell/>
          <table:table-cell table:style-name="ce3" office:value-type="date" office:date-value="2020-07-01" calcext:value-type="date">
            <text:p>2020-07-01</text:p>
          </table:table-cell>
          <table:table-cell table:formula="of:=COM.MICROSOFT.WEBSERVICE([.$A$1]&amp;&quot;/price/&quot;&amp;[.C$3]&amp;&quot;/&quot;&amp;TEXT([.B10];&quot;YYYY-MM-DD&quot;))*1" office:value-type="float" office:value="9153.95" calcext:value-type="float">
            <text:p>9154</text:p>
          </table:table-cell>
          <table:table-cell table:style-name="ce9" table:formula="of:=COM.MICROSOFT.WEBSERVICE([.$A$1]&amp;&quot;/price/&quot;&amp;[.D$3]&amp;&quot;/&quot;&amp;TEXT([.B10];&quot;YYYY-MM-DD&quot;))*1" office:value-type="float" office:value="8135.8293731" calcext:value-type="float">
            <text:p>8136</text:p>
          </table:table-cell>
          <table:table-cell table:style-name="ce23" table:formula="of:=COM.MICROSOFT.WEBSERVICE([.$A$1]&amp;&quot;/price/&quot;&amp;[.E$3]&amp;&quot;/&quot;&amp;TEXT([.B10];&quot;YYYY-MM-DD&quot;))*1" office:value-type="float" office:value="0.888778" calcext:value-type="float">
            <text:p>0.889</text:p>
          </table:table-cell>
          <table:table-cell table:number-columns-repeated="8"/>
        </table:table-row>
        <table:table-row table:style-name="ro5">
          <table:table-cell/>
          <table:table-cell table:style-name="ce3" office:value-type="date" office:date-value="2020-08-01" calcext:value-type="date">
            <text:p>2020-08-01</text:p>
          </table:table-cell>
          <table:table-cell table:formula="of:=COM.MICROSOFT.WEBSERVICE([.$A$1]&amp;&quot;/price/&quot;&amp;[.C$3]&amp;&quot;/&quot;&amp;TEXT([.B11];&quot;YYYY-MM-DD&quot;))*1" office:value-type="float" office:value="11354.1567" calcext:value-type="float">
            <text:p>11354</text:p>
          </table:table-cell>
          <table:table-cell table:style-name="ce9" table:formula="of:=COM.MICROSOFT.WEBSERVICE([.$A$1]&amp;&quot;/price/&quot;&amp;[.D$3]&amp;&quot;/&quot;&amp;TEXT([.B11];&quot;YYYY-MM-DD&quot;))*1" office:value-type="float" office:value="9639.4860176361" calcext:value-type="float">
            <text:p>9639</text:p>
          </table:table-cell>
          <table:table-cell table:style-name="ce23" table:formula="of:=COM.MICROSOFT.WEBSERVICE([.$A$1]&amp;&quot;/price/&quot;&amp;[.E$3]&amp;&quot;/&quot;&amp;TEXT([.B11];&quot;YYYY-MM-DD&quot;))*1" office:value-type="float" office:value="0.848983" calcext:value-type="float">
            <text:p>0.849</text:p>
          </table:table-cell>
          <table:table-cell table:number-columns-repeated="8"/>
        </table:table-row>
        <table:table-row table:style-name="ro5">
          <table:table-cell/>
          <table:table-cell table:style-name="ce3" office:value-type="date" office:date-value="2020-09-01" calcext:value-type="date">
            <text:p>2020-09-01</text:p>
          </table:table-cell>
          <table:table-cell table:formula="of:=COM.MICROSOFT.WEBSERVICE([.$A$1]&amp;&quot;/price/&quot;&amp;[.C$3]&amp;&quot;/&quot;&amp;TEXT([.B12];&quot;YYYY-MM-DD&quot;))*1" office:value-type="float" office:value="11964.2087" calcext:value-type="float">
            <text:p>11964</text:p>
          </table:table-cell>
          <table:table-cell table:style-name="ce9" table:formula="of:=COM.MICROSOFT.WEBSERVICE([.$A$1]&amp;&quot;/price/&quot;&amp;[.D$3]&amp;&quot;/&quot;&amp;TEXT([.B12];&quot;YYYY-MM-DD&quot;))*1" office:value-type="float" office:value="10034.8484408293" calcext:value-type="float">
            <text:p>10035</text:p>
          </table:table-cell>
          <table:table-cell table:style-name="ce23" table:formula="of:=COM.MICROSOFT.WEBSERVICE([.$A$1]&amp;&quot;/price/&quot;&amp;[.E$3]&amp;&quot;/&quot;&amp;TEXT([.B12];&quot;YYYY-MM-DD&quot;))*1" office:value-type="float" office:value="0.838739" calcext:value-type="float">
            <text:p>0.839</text:p>
          </table:table-cell>
          <table:table-cell table:number-columns-repeated="8"/>
        </table:table-row>
        <table:table-row table:style-name="ro5">
          <table:table-cell/>
          <table:table-cell table:style-name="ce3" office:value-type="date" office:date-value="2020-10-01" calcext:value-type="date">
            <text:p>2020-10-01</text:p>
          </table:table-cell>
          <table:table-cell table:formula="of:=COM.MICROSOFT.WEBSERVICE([.$A$1]&amp;&quot;/price/&quot;&amp;[.C$3]&amp;&quot;/&quot;&amp;TEXT([.B13];&quot;YYYY-MM-DD&quot;))*1" office:value-type="float" office:value="10626.601" calcext:value-type="float">
            <text:p>10627</text:p>
          </table:table-cell>
          <table:table-cell table:style-name="ce9" table:formula="of:=COM.MICROSOFT.WEBSERVICE([.$A$1]&amp;&quot;/price/&quot;&amp;[.D$3]&amp;&quot;/&quot;&amp;TEXT([.B13];&quot;YYYY-MM-DD&quot;))*1" office:value-type="float" office:value="9048.497618495" calcext:value-type="float">
            <text:p>9048</text:p>
          </table:table-cell>
          <table:table-cell table:style-name="ce23" table:formula="of:=COM.MICROSOFT.WEBSERVICE([.$A$1]&amp;&quot;/price/&quot;&amp;[.E$3]&amp;&quot;/&quot;&amp;TEXT([.B13];&quot;YYYY-MM-DD&quot;))*1" office:value-type="float" office:value="0.851495" calcext:value-type="float">
            <text:p>0.851</text:p>
          </table:table-cell>
          <table:table-cell table:number-columns-repeated="8"/>
        </table:table-row>
        <table:table-row table:style-name="ro5">
          <table:table-cell/>
          <table:table-cell table:style-name="ce3" office:value-type="date" office:date-value="2020-11-01" calcext:value-type="date">
            <text:p>2020-11-01</text:p>
          </table:table-cell>
          <table:table-cell table:formula="of:=COM.MICROSOFT.WEBSERVICE([.$A$1]&amp;&quot;/price/&quot;&amp;[.C$3]&amp;&quot;/&quot;&amp;TEXT([.B14];&quot;YYYY-MM-DD&quot;))*1" office:value-type="float" office:value="13762.97" calcext:value-type="float">
            <text:p>13763</text:p>
          </table:table-cell>
          <table:table-cell table:style-name="ce9" table:formula="of:=COM.MICROSOFT.WEBSERVICE([.$A$1]&amp;&quot;/price/&quot;&amp;[.D$3]&amp;&quot;/&quot;&amp;TEXT([.B14];&quot;YYYY-MM-DD&quot;))*1" office:value-type="float" office:value="11822.03339278" calcext:value-type="float">
            <text:p>11822</text:p>
          </table:table-cell>
          <table:table-cell table:style-name="ce23" table:formula="of:=COM.MICROSOFT.WEBSERVICE([.$A$1]&amp;&quot;/price/&quot;&amp;[.E$3]&amp;&quot;/&quot;&amp;TEXT([.B14];&quot;YYYY-MM-DD&quot;))*1" office:value-type="float" office:value="0.858974" calcext:value-type="float">
            <text:p>0.859</text:p>
          </table:table-cell>
          <table:table-cell table:number-columns-repeated="8"/>
        </table:table-row>
        <table:table-row table:style-name="ro5">
          <table:table-cell/>
          <table:table-cell table:style-name="ce3" office:value-type="date" office:date-value="2020-12-01" calcext:value-type="date">
            <text:p>2020-12-01</text:p>
          </table:table-cell>
          <table:table-cell table:formula="of:=COM.MICROSOFT.WEBSERVICE([.$A$1]&amp;&quot;/price/&quot;&amp;[.C$3]&amp;&quot;/&quot;&amp;TEXT([.B15];&quot;YYYY-MM-DD&quot;))*1" office:value-type="float" office:value="18795.1967" calcext:value-type="float">
            <text:p>18795</text:p>
          </table:table-cell>
          <table:table-cell table:style-name="ce9" table:formula="of:=COM.MICROSOFT.WEBSERVICE([.$A$1]&amp;&quot;/price/&quot;&amp;[.D$3]&amp;&quot;/&quot;&amp;TEXT([.B15];&quot;YYYY-MM-DD&quot;))*1" office:value-type="float" office:value="15570.7867301315" calcext:value-type="float">
            <text:p>15571</text:p>
          </table:table-cell>
          <table:table-cell table:style-name="ce23" table:formula="of:=COM.MICROSOFT.WEBSERVICE([.$A$1]&amp;&quot;/price/&quot;&amp;[.E$3]&amp;&quot;/&quot;&amp;TEXT([.B15];&quot;YYYY-MM-DD&quot;))*1" office:value-type="float" office:value="0.828445" calcext:value-type="float">
            <text:p>0.828</text:p>
          </table:table-cell>
          <table:table-cell table:number-columns-repeated="8"/>
        </table:table-row>
        <table:table-row table:style-name="ro5">
          <table:table-cell/>
          <table:table-cell table:style-name="ce3" office:value-type="date" office:date-value="2021-01-01" calcext:value-type="date">
            <text:p>2021-01-01</text:p>
          </table:table-cell>
          <table:table-cell table:formula="of:=COM.MICROSOFT.WEBSERVICE([.$A$1]&amp;&quot;/price/&quot;&amp;[.C$3]&amp;&quot;/&quot;&amp;TEXT([.B16];&quot;YYYY-MM-DD&quot;))*1" office:value-type="float" office:value="29391.775" calcext:value-type="float">
            <text:p>29392</text:p>
          </table:table-cell>
          <table:table-cell table:style-name="ce9" table:formula="of:=COM.MICROSOFT.WEBSERVICE([.$A$1]&amp;&quot;/price/&quot;&amp;[.D$3]&amp;&quot;/&quot;&amp;TEXT([.B16];&quot;YYYY-MM-DD&quot;))*1" office:value-type="float" office:value="24180.054848775" calcext:value-type="float">
            <text:p>24180</text:p>
          </table:table-cell>
          <table:table-cell table:style-name="ce23" table:formula="of:=COM.MICROSOFT.WEBSERVICE([.$A$1]&amp;&quot;/price/&quot;&amp;[.E$3]&amp;&quot;/&quot;&amp;TEXT([.B16];&quot;YYYY-MM-DD&quot;))*1" office:value-type="float" office:value="0.822681" calcext:value-type="float">
            <text:p>0.823</text:p>
          </table:table-cell>
          <table:table-cell table:number-columns-repeated="8"/>
        </table:table-row>
        <table:table-row table:style-name="ro5">
          <table:table-cell/>
          <table:table-cell table:style-name="ce3" office:value-type="date" office:date-value="2021-02-01" calcext:value-type="date">
            <text:p>2021-02-01</text:p>
          </table:table-cell>
          <table:table-cell table:formula="of:=COM.MICROSOFT.WEBSERVICE([.$A$1]&amp;&quot;/price/&quot;&amp;[.C$3]&amp;&quot;/&quot;&amp;TEXT([.B17];&quot;YYYY-MM-DD&quot;))*1" office:value-type="float" office:value="33543.77" calcext:value-type="float">
            <text:p>33544</text:p>
          </table:table-cell>
          <table:table-cell table:style-name="ce9" table:formula="of:=COM.MICROSOFT.WEBSERVICE([.$A$1]&amp;&quot;/price/&quot;&amp;[.D$3]&amp;&quot;/&quot;&amp;TEXT([.B17];&quot;YYYY-MM-DD&quot;))*1" office:value-type="float" office:value="27795.87729165" calcext:value-type="float">
            <text:p>27796</text:p>
          </table:table-cell>
          <table:table-cell table:style-name="ce23" table:formula="of:=COM.MICROSOFT.WEBSERVICE([.$A$1]&amp;&quot;/price/&quot;&amp;[.E$3]&amp;&quot;/&quot;&amp;TEXT([.B17];&quot;YYYY-MM-DD&quot;))*1" office:value-type="float" office:value="0.828645" calcext:value-type="float">
            <text:p>0.829</text:p>
          </table:table-cell>
          <table:table-cell table:number-columns-repeated="8"/>
        </table:table-row>
        <table:table-row table:style-name="ro5">
          <table:table-cell/>
          <table:table-cell table:style-name="ce3" office:value-type="date" office:date-value="2021-03-01" calcext:value-type="date">
            <text:p>2021-03-01</text:p>
          </table:table-cell>
          <table:table-cell table:formula="of:=COM.MICROSOFT.WEBSERVICE([.$A$1]&amp;&quot;/price/&quot;&amp;[.C$3]&amp;&quot;/&quot;&amp;TEXT([.B18];&quot;YYYY-MM-DD&quot;))*1" office:value-type="float" office:value="49619.6433" calcext:value-type="float">
            <text:p>49620</text:p>
          </table:table-cell>
          <table:table-cell table:style-name="ce9" table:formula="of:=COM.MICROSOFT.WEBSERVICE([.$A$1]&amp;&quot;/price/&quot;&amp;[.D$3]&amp;&quot;/&quot;&amp;TEXT([.B18];&quot;YYYY-MM-DD&quot;))*1" office:value-type="float" office:value="41182.5672514845" calcext:value-type="float">
            <text:p>41183</text:p>
          </table:table-cell>
          <table:table-cell table:style-name="ce23" table:formula="of:=COM.MICROSOFT.WEBSERVICE([.$A$1]&amp;&quot;/price/&quot;&amp;[.E$3]&amp;&quot;/&quot;&amp;TEXT([.B18];&quot;YYYY-MM-DD&quot;))*1" office:value-type="float" office:value="0.829965" calcext:value-type="float">
            <text:p>0.830</text:p>
          </table:table-cell>
          <table:table-cell table:number-columns-repeated="8"/>
        </table:table-row>
        <table:table-row table:style-name="ro5">
          <table:table-cell/>
          <table:table-cell table:style-name="ce3" office:value-type="date" office:date-value="2021-04-01" calcext:value-type="date">
            <text:p>2021-04-01</text:p>
          </table:table-cell>
          <table:table-cell table:formula="of:=COM.MICROSOFT.WEBSERVICE([.$A$1]&amp;&quot;/price/&quot;&amp;[.C$3]&amp;&quot;/&quot;&amp;TEXT([.B19];&quot;YYYY-MM-DD&quot;))*1" office:value-type="float" office:value="58726.6833" calcext:value-type="float">
            <text:p>58727</text:p>
          </table:table-cell>
          <table:table-cell table:style-name="ce9" table:formula="of:=COM.MICROSOFT.WEBSERVICE([.$A$1]&amp;&quot;/price/&quot;&amp;[.D$3]&amp;&quot;/&quot;&amp;TEXT([.B19];&quot;YYYY-MM-DD&quot;))*1" office:value-type="float" office:value="49858.9541217" calcext:value-type="float">
            <text:p>49859</text:p>
          </table:table-cell>
          <table:table-cell table:style-name="ce23" table:formula="of:=COM.MICROSOFT.WEBSERVICE([.$A$1]&amp;&quot;/price/&quot;&amp;[.E$3]&amp;&quot;/&quot;&amp;TEXT([.B19];&quot;YYYY-MM-DD&quot;))*1" office:value-type="float" office:value="0.849" calcext:value-type="float">
            <text:p>0.849</text:p>
          </table:table-cell>
          <table:table-cell table:number-columns-repeated="8"/>
        </table:table-row>
        <table:table-row table:style-name="ro5">
          <table:table-cell/>
          <table:table-cell table:style-name="ce3" office:value-type="date" office:date-value="2021-05-01" calcext:value-type="date">
            <text:p>2021-05-01</text:p>
          </table:table-cell>
          <table:table-cell table:formula="of:=COM.MICROSOFT.WEBSERVICE([.$A$1]&amp;&quot;/price/&quot;&amp;[.C$3]&amp;&quot;/&quot;&amp;TEXT([.B20];&quot;YYYY-MM-DD&quot;))*1" office:value-type="float" office:value="57836.0067" calcext:value-type="float">
            <text:p>57836</text:p>
          </table:table-cell>
          <table:table-cell table:style-name="ce9" table:formula="of:=COM.MICROSOFT.WEBSERVICE([.$A$1]&amp;&quot;/price/&quot;&amp;[.D$3]&amp;&quot;/&quot;&amp;TEXT([.B20];&quot;YYYY-MM-DD&quot;))*1" office:value-type="float" office:value="48116.665774065" calcext:value-type="float">
            <text:p>48117</text:p>
          </table:table-cell>
          <table:table-cell table:style-name="ce23" table:formula="of:=COM.MICROSOFT.WEBSERVICE([.$A$1]&amp;&quot;/price/&quot;&amp;[.E$3]&amp;&quot;/&quot;&amp;TEXT([.B20];&quot;YYYY-MM-DD&quot;))*1" office:value-type="float" office:value="0.83195" calcext:value-type="float">
            <text:p>0.832</text:p>
          </table:table-cell>
          <table:table-cell table:number-columns-repeated="8"/>
        </table:table-row>
        <table:table-row table:style-name="ro5">
          <table:table-cell/>
          <table:table-cell table:style-name="ce3" office:value-type="date" office:date-value="2021-06-01" calcext:value-type="date">
            <text:p>2021-06-01</text:p>
          </table:table-cell>
          <table:table-cell table:formula="of:=COM.MICROSOFT.WEBSERVICE([.$A$1]&amp;&quot;/price/&quot;&amp;[.C$3]&amp;&quot;/&quot;&amp;TEXT([.B21];&quot;YYYY-MM-DD&quot;))*1" office:value-type="float" office:value="36681.7417" calcext:value-type="float">
            <text:p>36682</text:p>
          </table:table-cell>
          <table:table-cell table:style-name="ce9" table:formula="of:=COM.MICROSOFT.WEBSERVICE([.$A$1]&amp;&quot;/price/&quot;&amp;[.D$3]&amp;&quot;/&quot;&amp;TEXT([.B21];&quot;YYYY-MM-DD&quot;))*1" office:value-type="float" office:value="30023.9322179666" calcext:value-type="float">
            <text:p>30024</text:p>
          </table:table-cell>
          <table:table-cell table:style-name="ce23" table:formula="of:=COM.MICROSOFT.WEBSERVICE([.$A$1]&amp;&quot;/price/&quot;&amp;[.E$3]&amp;&quot;/&quot;&amp;TEXT([.B21];&quot;YYYY-MM-DD&quot;))*1" office:value-type="float" office:value="0.818498" calcext:value-type="float">
            <text:p>0.818</text:p>
          </table:table-cell>
          <table:table-cell table:number-columns-repeated="8"/>
        </table:table-row>
        <table:table-row table:style-name="ro5">
          <table:table-cell/>
          <table:table-cell table:style-name="ce3" office:value-type="date" office:date-value="2021-07-01" calcext:value-type="date">
            <text:p>2021-07-01</text:p>
          </table:table-cell>
          <table:table-cell table:formula="of:=COM.MICROSOFT.WEBSERVICE([.$A$1]&amp;&quot;/price/&quot;&amp;[.C$3]&amp;&quot;/&quot;&amp;TEXT([.B22];&quot;YYYY-MM-DD&quot;))*1" office:value-type="float" office:value="33524.9833" calcext:value-type="float">
            <text:p>33525</text:p>
          </table:table-cell>
          <table:table-cell table:style-name="ce9" table:formula="of:=COM.MICROSOFT.WEBSERVICE([.$A$1]&amp;&quot;/price/&quot;&amp;[.D$3]&amp;&quot;/&quot;&amp;TEXT([.B22];&quot;YYYY-MM-DD&quot;))*1" office:value-type="float" office:value="28301.1539271773" calcext:value-type="float">
            <text:p>28301</text:p>
          </table:table-cell>
          <table:table-cell table:style-name="ce23" table:formula="of:=COM.MICROSOFT.WEBSERVICE([.$A$1]&amp;&quot;/price/&quot;&amp;[.E$3]&amp;&quot;/&quot;&amp;TEXT([.B22];&quot;YYYY-MM-DD&quot;))*1" office:value-type="float" office:value="0.844181" calcext:value-type="float">
            <text:p>0.844</text:p>
          </table:table-cell>
          <table:table-cell table:number-columns-repeated="8"/>
        </table:table-row>
        <table:table-row table:style-name="ro5">
          <table:table-cell/>
          <table:table-cell table:style-name="ce3" office:value-type="date" office:date-value="2021-08-01" calcext:value-type="date">
            <text:p>2021-08-01</text:p>
          </table:table-cell>
          <table:table-cell table:formula="of:=COM.MICROSOFT.WEBSERVICE([.$A$1]&amp;&quot;/price/&quot;&amp;[.C$3]&amp;&quot;/&quot;&amp;TEXT([.B23];&quot;YYYY-MM-DD&quot;))*1" office:value-type="float" office:value="39882.385" calcext:value-type="float">
            <text:p>39882</text:p>
          </table:table-cell>
          <table:table-cell table:style-name="ce9" table:formula="of:=COM.MICROSOFT.WEBSERVICE([.$A$1]&amp;&quot;/price/&quot;&amp;[.D$3]&amp;&quot;/&quot;&amp;TEXT([.B23];&quot;YYYY-MM-DD&quot;))*1" office:value-type="float" office:value="33609.803134355" calcext:value-type="float">
            <text:p>33610</text:p>
          </table:table-cell>
          <table:table-cell table:style-name="ce23" table:formula="of:=COM.MICROSOFT.WEBSERVICE([.$A$1]&amp;&quot;/price/&quot;&amp;[.E$3]&amp;&quot;/&quot;&amp;TEXT([.B23];&quot;YYYY-MM-DD&quot;))*1" office:value-type="float" office:value="0.842723" calcext:value-type="float">
            <text:p>0.843</text:p>
          </table:table-cell>
          <table:table-cell table:number-columns-repeated="8"/>
        </table:table-row>
        <table:table-row table:style-name="ro5">
          <table:table-cell/>
          <table:table-cell table:style-name="ce3" office:value-type="date" office:date-value="2021-09-01" calcext:value-type="date">
            <text:p>2021-09-01</text:p>
          </table:table-cell>
          <table:table-cell table:formula="of:=COM.MICROSOFT.WEBSERVICE([.$A$1]&amp;&quot;/price/&quot;&amp;[.C$3]&amp;&quot;/&quot;&amp;TEXT([.B24];&quot;YYYY-MM-DD&quot;))*1" office:value-type="float" office:value="48840.9633" calcext:value-type="float">
            <text:p>48841</text:p>
          </table:table-cell>
          <table:table-cell table:style-name="ce9" table:formula="of:=COM.MICROSOFT.WEBSERVICE([.$A$1]&amp;&quot;/price/&quot;&amp;[.D$3]&amp;&quot;/&quot;&amp;TEXT([.B24];&quot;YYYY-MM-DD&quot;))*1" office:value-type="float" office:value="41245.6074152904" calcext:value-type="float">
            <text:p>41246</text:p>
          </table:table-cell>
          <table:table-cell table:style-name="ce23" table:formula="of:=COM.MICROSOFT.WEBSERVICE([.$A$1]&amp;&quot;/price/&quot;&amp;[.E$3]&amp;&quot;/&quot;&amp;TEXT([.B24];&quot;YYYY-MM-DD&quot;))*1" office:value-type="float" office:value="0.844488" calcext:value-type="float">
            <text:p>0.844</text:p>
          </table:table-cell>
          <table:table-cell table:number-columns-repeated="8"/>
        </table:table-row>
        <table:table-row table:style-name="ro5">
          <table:table-cell/>
          <table:table-cell table:style-name="ce3" office:value-type="date" office:date-value="2021-10-01" calcext:value-type="date">
            <text:p>2021-10-01</text:p>
          </table:table-cell>
          <table:table-cell table:formula="of:=COM.MICROSOFT.WEBSERVICE([.$A$1]&amp;&quot;/price/&quot;&amp;[.C$3]&amp;&quot;/&quot;&amp;TEXT([.B25];&quot;YYYY-MM-DD&quot;))*1" office:value-type="float" office:value="48162.7067" calcext:value-type="float">
            <text:p>48163</text:p>
          </table:table-cell>
          <table:table-cell table:style-name="ce9" table:formula="of:=COM.MICROSOFT.WEBSERVICE([.$A$1]&amp;&quot;/price/&quot;&amp;[.D$3]&amp;&quot;/&quot;&amp;TEXT([.B25];&quot;YYYY-MM-DD&quot;))*1" office:value-type="float" office:value="41541.2496201773" calcext:value-type="float">
            <text:p>41541</text:p>
          </table:table-cell>
          <table:table-cell table:style-name="ce23" table:formula="of:=COM.MICROSOFT.WEBSERVICE([.$A$1]&amp;&quot;/price/&quot;&amp;[.E$3]&amp;&quot;/&quot;&amp;TEXT([.B25];&quot;YYYY-MM-DD&quot;))*1" office:value-type="float" office:value="0.862519" calcext:value-type="float">
            <text:p>0.863</text:p>
          </table:table-cell>
          <table:table-cell table:number-columns-repeated="8"/>
        </table:table-row>
        <table:table-row table:style-name="ro5">
          <table:table-cell/>
          <table:table-cell table:style-name="ce3" office:value-type="date" office:date-value="2021-11-01" calcext:value-type="date">
            <text:p>2021-11-01</text:p>
          </table:table-cell>
          <table:table-cell table:formula="of:=COM.MICROSOFT.WEBSERVICE([.$A$1]&amp;&quot;/price/&quot;&amp;[.C$3]&amp;&quot;/&quot;&amp;TEXT([.B26];&quot;YYYY-MM-DD&quot;))*1" office:value-type="float" office:value="60955.7683" calcext:value-type="float">
            <text:p>60956</text:p>
          </table:table-cell>
          <table:table-cell table:style-name="ce9" table:formula="of:=COM.MICROSOFT.WEBSERVICE([.$A$1]&amp;&quot;/price/&quot;&amp;[.D$3]&amp;&quot;/&quot;&amp;TEXT([.B26];&quot;YYYY-MM-DD&quot;))*1" office:value-type="float" office:value="52550.0288071983" calcext:value-type="float">
            <text:p>52550</text:p>
          </table:table-cell>
          <table:table-cell table:style-name="ce23" table:formula="of:=COM.MICROSOFT.WEBSERVICE([.$A$1]&amp;&quot;/price/&quot;&amp;[.E$3]&amp;&quot;/&quot;&amp;TEXT([.B26];&quot;YYYY-MM-DD&quot;))*1" office:value-type="float" office:value="0.862101" calcext:value-type="float">
            <text:p>0.862</text:p>
          </table:table-cell>
          <table:table-cell table:number-columns-repeated="8"/>
        </table:table-row>
        <table:table-row table:style-name="ro5">
          <table:table-cell/>
          <table:table-cell table:style-name="ce3" office:value-type="date" office:date-value="2021-12-01" calcext:value-type="date">
            <text:p>2021-12-01</text:p>
          </table:table-cell>
          <table:table-cell table:formula="of:=COM.MICROSOFT.WEBSERVICE([.$A$1]&amp;&quot;/price/&quot;&amp;[.C$3]&amp;&quot;/&quot;&amp;TEXT([.B27];&quot;YYYY-MM-DD&quot;))*1" office:value-type="float" office:value="57238.6217" calcext:value-type="float">
            <text:p>57239</text:p>
          </table:table-cell>
          <table:table-cell table:style-name="ce9" table:formula="of:=COM.MICROSOFT.WEBSERVICE([.$A$1]&amp;&quot;/price/&quot;&amp;[.D$3]&amp;&quot;/&quot;&amp;TEXT([.B27];&quot;YYYY-MM-DD&quot;))*1" office:value-type="float" office:value="50568.3761588122" calcext:value-type="float">
            <text:p>50568</text:p>
          </table:table-cell>
          <table:table-cell table:style-name="ce23" table:formula="of:=COM.MICROSOFT.WEBSERVICE([.$A$1]&amp;&quot;/price/&quot;&amp;[.E$3]&amp;&quot;/&quot;&amp;TEXT([.B27];&quot;YYYY-MM-DD&quot;))*1" office:value-type="float" office:value="0.883466" calcext:value-type="float">
            <text:p>0.883</text:p>
          </table:table-cell>
          <table:table-cell table:number-columns-repeated="8"/>
        </table:table-row>
        <table:table-row table:style-name="ro5">
          <table:table-cell/>
          <table:table-cell table:style-name="ce3" office:value-type="date" office:date-value="2022-01-01" calcext:value-type="date">
            <text:p>2022-01-01</text:p>
          </table:table-cell>
          <table:table-cell table:formula="of:=COM.MICROSOFT.WEBSERVICE([.$A$1]&amp;&quot;/price/&quot;&amp;[.C$3]&amp;&quot;/&quot;&amp;TEXT([.B28];&quot;YYYY-MM-DD&quot;))*1" office:value-type="float" office:value="47742.995" calcext:value-type="float">
            <text:p>47743</text:p>
          </table:table-cell>
          <table:table-cell table:style-name="ce9" table:formula="of:=COM.MICROSOFT.WEBSERVICE([.$A$1]&amp;&quot;/price/&quot;&amp;[.D$3]&amp;&quot;/&quot;&amp;TEXT([.B28];&quot;YYYY-MM-DD&quot;))*1" office:value-type="float" office:value="41975.73668999" calcext:value-type="float">
            <text:p>41976</text:p>
          </table:table-cell>
          <table:table-cell table:style-name="ce23" table:formula="of:=COM.MICROSOFT.WEBSERVICE([.$A$1]&amp;&quot;/price/&quot;&amp;[.E$3]&amp;&quot;/&quot;&amp;TEXT([.B28];&quot;YYYY-MM-DD&quot;))*1" office:value-type="float" office:value="0.879202" calcext:value-type="float">
            <text:p>0.879</text:p>
          </table:table-cell>
          <table:table-cell table:number-columns-repeated="8"/>
        </table:table-row>
        <table:table-row table:style-name="ro5">
          <table:table-cell/>
          <table:table-cell table:style-name="ce3" office:value-type="date" office:date-value="2022-02-01" calcext:value-type="date">
            <text:p>2022-02-01</text:p>
          </table:table-cell>
          <table:table-cell table:formula="of:=COM.MICROSOFT.WEBSERVICE([.$A$1]&amp;&quot;/price/&quot;&amp;[.C$3]&amp;&quot;/&quot;&amp;TEXT([.B29];&quot;YYYY-MM-DD&quot;))*1" office:value-type="float" office:value="38718.8067" calcext:value-type="float">
            <text:p>38719</text:p>
          </table:table-cell>
          <table:table-cell table:style-name="ce9" table:formula="of:=COM.MICROSOFT.WEBSERVICE([.$A$1]&amp;&quot;/price/&quot;&amp;[.D$3]&amp;&quot;/&quot;&amp;TEXT([.B29];&quot;YYYY-MM-DD&quot;))*1" office:value-type="float" office:value="34345.517483235" calcext:value-type="float">
            <text:p>34346</text:p>
          </table:table-cell>
          <table:table-cell table:style-name="ce23" table:formula="of:=COM.MICROSOFT.WEBSERVICE([.$A$1]&amp;&quot;/price/&quot;&amp;[.E$3]&amp;&quot;/&quot;&amp;TEXT([.B29];&quot;YYYY-MM-DD&quot;))*1" office:value-type="float" office:value="0.88705" calcext:value-type="float">
            <text:p>0.887</text:p>
          </table:table-cell>
          <table:table-cell table:number-columns-repeated="8"/>
        </table:table-row>
        <table:table-row table:style-name="ro3" table:number-rows-repeated="1048546">
          <table:table-cell table:number-columns-repeated="13"/>
        </table:table-row>
        <table:table-row table:style-name="ro3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Noto Sans CJK SC Regular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3" loext:min-decimal-places="3" number:min-integer-digits="1"/>
    </number:number-style>
    <number:number-style style:name="N112">
      <number:number number:decimal-places="1" loext:min-decimal-places="1" number:min-integer-digits="1"/>
    </number:number-style>
    <number:number-style style:name="N113">
      <number:number number:decimal-places="9" loext:min-decimal-places="9" number:min-integer-digits="1"/>
    </number:number-style>
    <number:number-style style:name="N114">
      <number:number number:decimal-places="8" loext:min-decimal-places="8" number:min-integer-digits="1"/>
    </number:number-style>
    <number:number-style style:name="N115">
      <number:number number:decimal-places="7" loext:min-decimal-places="7" number:min-integer-digits="1"/>
    </number:number-style>
    <number:number-style style:name="N116">
      <number:number number:decimal-places="6" loext:min-decimal-places="6" number:min-integer-digits="1"/>
    </number:number-style>
    <number:number-style style:name="N117">
      <number:number number:decimal-places="5" loext:min-decimal-places="5" number:min-integer-digits="1"/>
    </number:number-style>
    <number:number-style style:name="N118">
      <number:number number:decimal-places="4" loext:min-decimal-places="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loext:scale-to-X="1" loext:scale-to-Y="1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15">00/00/0000</text:date>, <text:time style:data-style-name="N2" text:time-value="19:25:45.68741729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2-14T21:36:42.033188569</meta:creation-date>
    <meta:editing-cycles>0</meta:editing-cycles>
    <meta:editing-duration>P0D</meta:editing-duration>
    <meta:generator>LibreOffice/6.1.5.2$Linux_X86_64 LibreOffice_project/10$Build-2</meta:generator>
    <meta:document-statistic meta:table-count="2" meta:cell-count="336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loext:min-decimal-places="0"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leave-gap" chart:right-angled-axes="true"/>
    </style:style>
    <style:style style:name="ch3" style:family="chart" style:data-style-name="N8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9.099cm" svg:height="12.923cm" xlink:href=".." xlink:type="simple" chart:class="chart:line" chart:style-name="ch1">
        <chart:plot-area chart:style-name="ch2" table:cell-range-address="'example-calls'.B4:'example-calls'.B29 'example-calls'.D4:'example-calls'.D29" chart:data-source-has-labels="column" svg:x="0.184cm" svg:y="0.348cm" svg:width="18.334cm" svg:height="12.273cm">
          <chartooo:coordinate-region svg:x="1.361cm" svg:y="0.547cm" svg:width="17.157cm" svg:height="11.427cm"/>
          <chart:axis chart:dimension="x" chart:name="primary-x" chart:style-name="ch3" chartooo:axis-type="auto">
            <chartooo:date-scale/>
            <chart:categories table:cell-range-address="'example-calls'.B4:'example-calls'.B29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example-calls'.D4:'example-calls'.D29" chart:class="chart:line">
            <chart:data-point chart:repeated="2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float" office:value="43831">
                <text:p>43831</text:p>
                <draw:g>
                  <svg:desc>'example-calls'.B4:'example-calls'.B29</svg:desc>
                </draw:g>
              </table:table-cell>
              <table:table-cell office:value-type="float" office:value="7188.4633">
                <text:p>7188.4633</text:p>
                <draw:g>
                  <svg:desc>'example-calls'.D4:'example-calls'.D29</svg:desc>
                </draw:g>
              </table:table-cell>
            </table:table-row>
            <table:table-row>
              <table:table-cell office:value-type="float" office:value="43862">
                <text:p>43862</text:p>
              </table:table-cell>
              <table:table-cell office:value-type="float" office:value="9388.6617">
                <text:p>9388.6617</text:p>
              </table:table-cell>
            </table:table-row>
            <table:table-row>
              <table:table-cell office:value-type="float" office:value="43891">
                <text:p>43891</text:p>
              </table:table-cell>
              <table:table-cell office:value-type="float" office:value="8540.2567">
                <text:p>8540.2567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6671.95">
                <text:p>6671.95</text:p>
              </table:table-cell>
            </table:table-row>
            <table:table-row>
              <table:table-cell office:value-type="float" office:value="43952">
                <text:p>43952</text:p>
              </table:table-cell>
              <table:table-cell office:value-type="float" office:value="8771.5725">
                <text:p>8771.5725</text:p>
              </table:table-cell>
            </table:table-row>
            <table:table-row>
              <table:table-cell office:value-type="float" office:value="43983">
                <text:p>43983</text:p>
              </table:table-cell>
              <table:table-cell office:value-type="float" office:value="9564.95">
                <text:p>9564.95</text:p>
              </table:table-cell>
            </table:table-row>
            <table:table-row>
              <table:table-cell office:value-type="float" office:value="44013">
                <text:p>44013</text:p>
              </table:table-cell>
              <table:table-cell office:value-type="float" office:value="9153.95">
                <text:p>9153.95</text:p>
              </table:table-cell>
            </table:table-row>
            <table:table-row>
              <table:table-cell office:value-type="float" office:value="44044">
                <text:p>44044</text:p>
              </table:table-cell>
              <table:table-cell office:value-type="float" office:value="11354.1567">
                <text:p>11354.1567</text:p>
              </table:table-cell>
            </table:table-row>
            <table:table-row>
              <table:table-cell office:value-type="float" office:value="44075">
                <text:p>44075</text:p>
              </table:table-cell>
              <table:table-cell office:value-type="float" office:value="11964.2087">
                <text:p>11964.2087</text:p>
              </table:table-cell>
            </table:table-row>
            <table:table-row>
              <table:table-cell office:value-type="float" office:value="44105">
                <text:p>44105</text:p>
              </table:table-cell>
              <table:table-cell office:value-type="float" office:value="10626.601">
                <text:p>10626.601</text:p>
              </table:table-cell>
            </table:table-row>
            <table:table-row>
              <table:table-cell office:value-type="float" office:value="44136">
                <text:p>44136</text:p>
              </table:table-cell>
              <table:table-cell office:value-type="float" office:value="13762.97">
                <text:p>13762.97</text:p>
              </table:table-cell>
            </table:table-row>
            <table:table-row>
              <table:table-cell office:value-type="float" office:value="44166">
                <text:p>44166</text:p>
              </table:table-cell>
              <table:table-cell office:value-type="float" office:value="18795.1967">
                <text:p>18795.1967</text:p>
              </table:table-cell>
            </table:table-row>
            <table:table-row>
              <table:table-cell office:value-type="float" office:value="44197">
                <text:p>44197</text:p>
              </table:table-cell>
              <table:table-cell office:value-type="float" office:value="29391.775">
                <text:p>29391.775</text:p>
              </table:table-cell>
            </table:table-row>
            <table:table-row>
              <table:table-cell office:value-type="float" office:value="44228">
                <text:p>44228</text:p>
              </table:table-cell>
              <table:table-cell office:value-type="float" office:value="33543.77">
                <text:p>33543.77</text:p>
              </table:table-cell>
            </table:table-row>
            <table:table-row>
              <table:table-cell office:value-type="float" office:value="44256">
                <text:p>44256</text:p>
              </table:table-cell>
              <table:table-cell office:value-type="float" office:value="49619.6433">
                <text:p>49619.6433</text:p>
              </table:table-cell>
            </table:table-row>
            <table:table-row>
              <table:table-cell office:value-type="float" office:value="44287">
                <text:p>44287</text:p>
              </table:table-cell>
              <table:table-cell office:value-type="float" office:value="58726.6833">
                <text:p>58726.6833</text:p>
              </table:table-cell>
            </table:table-row>
            <table:table-row>
              <table:table-cell office:value-type="float" office:value="44317">
                <text:p>44317</text:p>
              </table:table-cell>
              <table:table-cell office:value-type="float" office:value="57836.0067">
                <text:p>57836.0067</text:p>
              </table:table-cell>
            </table:table-row>
            <table:table-row>
              <table:table-cell office:value-type="float" office:value="44348">
                <text:p>44348</text:p>
              </table:table-cell>
              <table:table-cell office:value-type="float" office:value="36681.7417">
                <text:p>36681.7417</text:p>
              </table:table-cell>
            </table:table-row>
            <table:table-row>
              <table:table-cell office:value-type="float" office:value="44378">
                <text:p>44378</text:p>
              </table:table-cell>
              <table:table-cell office:value-type="float" office:value="33524.9833">
                <text:p>33524.9833</text:p>
              </table:table-cell>
            </table:table-row>
            <table:table-row>
              <table:table-cell office:value-type="float" office:value="44409">
                <text:p>44409</text:p>
              </table:table-cell>
              <table:table-cell office:value-type="float" office:value="39882.385">
                <text:p>39882.385</text:p>
              </table:table-cell>
            </table:table-row>
            <table:table-row>
              <table:table-cell office:value-type="float" office:value="44440">
                <text:p>44440</text:p>
              </table:table-cell>
              <table:table-cell office:value-type="float" office:value="48840.9633">
                <text:p>48840.9633</text:p>
              </table:table-cell>
            </table:table-row>
            <table:table-row>
              <table:table-cell office:value-type="float" office:value="44470">
                <text:p>44470</text:p>
              </table:table-cell>
              <table:table-cell office:value-type="float" office:value="48162.7067">
                <text:p>48162.7067</text:p>
              </table:table-cell>
            </table:table-row>
            <table:table-row>
              <table:table-cell office:value-type="float" office:value="44501">
                <text:p>44501</text:p>
              </table:table-cell>
              <table:table-cell office:value-type="float" office:value="60955.7683">
                <text:p>60955.7683</text:p>
              </table:table-cell>
            </table:table-row>
            <table:table-row>
              <table:table-cell office:value-type="float" office:value="44531">
                <text:p>44531</text:p>
              </table:table-cell>
              <table:table-cell office:value-type="float" office:value="57238.6217">
                <text:p>57238.6217</text:p>
              </table:table-cell>
            </table:table-row>
            <table:table-row>
              <table:table-cell office:value-type="float" office:value="44562">
                <text:p>44562</text:p>
              </table:table-cell>
              <table:table-cell office:value-type="float" office:value="47742.995">
                <text:p>47742.995</text:p>
              </table:table-cell>
            </table:table-row>
            <table:table-row>
              <table:table-cell office:value-type="float" office:value="44593">
                <text:p>44593</text:p>
              </table:table-cell>
              <table:table-cell office:value-type="float" office:value="38718.8067">
                <text:p>38718.806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loext:min-decimal-places="0"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leave-gap" chart:right-angled-axes="true"/>
    </style:style>
    <style:style style:name="ch3" style:family="chart" style:data-style-name="N84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">
      <style:chart-properties chart:display-label="true" chart:logarithmic="false" chart:minimum="45000" chart:maximum="700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9.099cm" svg:height="11.184cm" xlink:href=".." xlink:type="simple" chart:class="chart:line" chart:style-name="ch1">
        <chart:plot-area chart:style-name="ch2" table:cell-range-address="'example-calls'.B33:'example-calls'.B78 'example-calls'.D33:'example-calls'.D78" chart:data-source-has-labels="column" svg:x="0.183cm" svg:y="0.275cm" svg:width="18.335cm" svg:height="10.736cm">
          <chartooo:coordinate-region svg:x="1.361cm" svg:y="0.474cm" svg:width="17.157cm" svg:height="9.89cm"/>
          <chart:axis chart:dimension="x" chart:name="primary-x" chart:style-name="ch3" chartooo:axis-type="auto">
            <chartooo:date-scale/>
            <chart:categories table:cell-range-address="'example-calls'.B33:'example-calls'.B7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example-calls'.D33:'example-calls'.D78" chart:class="chart:line">
            <chart:data-point chart:repeated="4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float" office:value="44470">
                <text:p>44470</text:p>
                <draw:g>
                  <svg:desc>'example-calls'.B33:'example-calls'.B78</svg:desc>
                </draw:g>
              </table:table-cell>
              <table:table-cell office:value-type="float" office:value="48162.7067">
                <text:p>48162.7067</text:p>
                <draw:g>
                  <svg:desc>'example-calls'.D33:'example-calls'.D78</svg:desc>
                </draw:g>
              </table:table-cell>
            </table:table-row>
            <table:table-row>
              <table:table-cell office:value-type="float" office:value="44472">
                <text:p>44472</text:p>
              </table:table-cell>
              <table:table-cell office:value-type="float" office:value="48233.0983">
                <text:p>48233.0983</text:p>
              </table:table-cell>
            </table:table-row>
            <table:table-row>
              <table:table-cell office:value-type="float" office:value="44474">
                <text:p>44474</text:p>
              </table:table-cell>
              <table:table-cell office:value-type="float" office:value="51495.32">
                <text:p>51495.32</text:p>
              </table:table-cell>
            </table:table-row>
            <table:table-row>
              <table:table-cell office:value-type="float" office:value="44476">
                <text:p>44476</text:p>
              </table:table-cell>
              <table:table-cell office:value-type="float" office:value="53798.405">
                <text:p>53798.405</text:p>
              </table:table-cell>
            </table:table-row>
            <table:table-row>
              <table:table-cell office:value-type="float" office:value="44478">
                <text:p>44478</text:p>
              </table:table-cell>
              <table:table-cell office:value-type="float" office:value="54960.8483">
                <text:p>54960.8483</text:p>
              </table:table-cell>
            </table:table-row>
            <table:table-row>
              <table:table-cell office:value-type="float" office:value="44480">
                <text:p>44480</text:p>
              </table:table-cell>
              <table:table-cell office:value-type="float" office:value="57490.3067">
                <text:p>57490.3067</text:p>
              </table:table-cell>
            </table:table-row>
            <table:table-row>
              <table:table-cell office:value-type="float" office:value="44482">
                <text:p>44482</text:p>
              </table:table-cell>
              <table:table-cell office:value-type="float" office:value="57375.7267">
                <text:p>57375.7267</text:p>
              </table:table-cell>
            </table:table-row>
            <table:table-row>
              <table:table-cell office:value-type="float" office:value="44484">
                <text:p>44484</text:p>
              </table:table-cell>
              <table:table-cell office:value-type="float" office:value="61693.79">
                <text:p>61693.79</text:p>
              </table:table-cell>
            </table:table-row>
            <table:table-row>
              <table:table-cell office:value-type="float" office:value="44486">
                <text:p>44486</text:p>
              </table:table-cell>
              <table:table-cell office:value-type="float" office:value="61518.8433">
                <text:p>61518.8433</text:p>
              </table:table-cell>
            </table:table-row>
            <table:table-row>
              <table:table-cell office:value-type="float" office:value="44488">
                <text:p>44488</text:p>
              </table:table-cell>
              <table:table-cell office:value-type="float" office:value="64286.5167">
                <text:p>64286.5167</text:p>
              </table:table-cell>
            </table:table-row>
            <table:table-row>
              <table:table-cell office:value-type="float" office:value="44490">
                <text:p>44490</text:p>
              </table:table-cell>
              <table:table-cell office:value-type="float" office:value="62201.9633">
                <text:p>62201.9633</text:p>
              </table:table-cell>
            </table:table-row>
            <table:table-row>
              <table:table-cell office:value-type="float" office:value="44492">
                <text:p>44492</text:p>
              </table:table-cell>
              <table:table-cell office:value-type="float" office:value="61307.6667">
                <text:p>61307.6667</text:p>
              </table:table-cell>
            </table:table-row>
            <table:table-row>
              <table:table-cell office:value-type="float" office:value="44494">
                <text:p>44494</text:p>
              </table:table-cell>
              <table:table-cell office:value-type="float" office:value="63084.5717">
                <text:p>63084.5717</text:p>
              </table:table-cell>
            </table:table-row>
            <table:table-row>
              <table:table-cell office:value-type="float" office:value="44496">
                <text:p>44496</text:p>
              </table:table-cell>
              <table:table-cell office:value-type="float" office:value="58457.8717">
                <text:p>58457.8717</text:p>
              </table:table-cell>
            </table:table-row>
            <table:table-row>
              <table:table-cell office:value-type="float" office:value="44498">
                <text:p>44498</text:p>
              </table:table-cell>
              <table:table-cell office:value-type="float" office:value="62253.32">
                <text:p>62253.32</text:p>
              </table:table-cell>
            </table:table-row>
            <table:table-row>
              <table:table-cell office:value-type="float" office:value="44500">
                <text:p>44500</text:p>
              </table:table-cell>
              <table:table-cell office:value-type="float" office:value="61338.5317">
                <text:p>61338.5317</text:p>
              </table:table-cell>
            </table:table-row>
            <table:table-row>
              <table:table-cell office:value-type="float" office:value="44502">
                <text:p>44502</text:p>
              </table:table-cell>
              <table:table-cell office:value-type="float" office:value="63246.855">
                <text:p>63246.855</text:p>
              </table:table-cell>
            </table:table-row>
            <table:table-row>
              <table:table-cell office:value-type="float" office:value="44504">
                <text:p>44504</text:p>
              </table:table-cell>
              <table:table-cell office:value-type="float" office:value="61444.2283">
                <text:p>61444.2283</text:p>
              </table:table-cell>
            </table:table-row>
            <table:table-row>
              <table:table-cell office:value-type="float" office:value="44506">
                <text:p>44506</text:p>
              </table:table-cell>
              <table:table-cell office:value-type="float" office:value="61514.3833">
                <text:p>61514.3833</text:p>
              </table:table-cell>
            </table:table-row>
            <table:table-row>
              <table:table-cell office:value-type="float" office:value="44508">
                <text:p>44508</text:p>
              </table:table-cell>
              <table:table-cell office:value-type="float" office:value="67544.8733">
                <text:p>67544.8733</text:p>
              </table:table-cell>
            </table:table-row>
            <table:table-row>
              <table:table-cell office:value-type="float" office:value="44510">
                <text:p>44510</text:p>
              </table:table-cell>
              <table:table-cell office:value-type="float" office:value="64924.3533">
                <text:p>64924.3533</text:p>
              </table:table-cell>
            </table:table-row>
            <table:table-row>
              <table:table-cell office:value-type="float" office:value="44512">
                <text:p>44512</text:p>
              </table:table-cell>
              <table:table-cell office:value-type="float" office:value="64142.9817">
                <text:p>64142.9817</text:p>
              </table:table-cell>
            </table:table-row>
            <table:table-row>
              <table:table-cell office:value-type="float" office:value="44514">
                <text:p>44514</text:p>
              </table:table-cell>
              <table:table-cell office:value-type="float" office:value="65495.3183">
                <text:p>65495.3183</text:p>
              </table:table-cell>
            </table:table-row>
            <table:table-row>
              <table:table-cell office:value-type="float" office:value="44516">
                <text:p>44516</text:p>
              </table:table-cell>
              <table:table-cell office:value-type="float" office:value="60112.9583">
                <text:p>60112.9583</text:p>
              </table:table-cell>
            </table:table-row>
            <table:table-row>
              <table:table-cell office:value-type="float" office:value="44518">
                <text:p>44518</text:p>
              </table:table-cell>
              <table:table-cell office:value-type="float" office:value="56925.4283">
                <text:p>56925.4283</text:p>
              </table:table-cell>
            </table:table-row>
            <table:table-row>
              <table:table-cell office:value-type="float" office:value="44520">
                <text:p>44520</text:p>
              </table:table-cell>
              <table:table-cell office:value-type="float" office:value="59763.9583">
                <text:p>59763.9583</text:p>
              </table:table-cell>
            </table:table-row>
            <table:table-row>
              <table:table-cell office:value-type="float" office:value="44522">
                <text:p>44522</text:p>
              </table:table-cell>
              <table:table-cell office:value-type="float" office:value="56290.1683">
                <text:p>56290.1683</text:p>
              </table:table-cell>
            </table:table-row>
            <table:table-row>
              <table:table-cell office:value-type="float" office:value="44524">
                <text:p>44524</text:p>
              </table:table-cell>
              <table:table-cell office:value-type="float" office:value="57172.54">
                <text:p>57172.54</text:p>
              </table:table-cell>
            </table:table-row>
            <table:table-row>
              <table:table-cell office:value-type="float" office:value="44526">
                <text:p>44526</text:p>
              </table:table-cell>
              <table:table-cell office:value-type="float" office:value="53798.905">
                <text:p>53798.905</text:p>
              </table:table-cell>
            </table:table-row>
            <table:table-row>
              <table:table-cell office:value-type="float" office:value="44528">
                <text:p>44528</text:p>
              </table:table-cell>
              <table:table-cell office:value-type="float" office:value="57319.5733">
                <text:p>57319.5733</text:p>
              </table:table-cell>
            </table:table-row>
            <table:table-row>
              <table:table-cell office:value-type="float" office:value="44530">
                <text:p>44530</text:p>
              </table:table-cell>
              <table:table-cell office:value-type="float" office:value="56974.035">
                <text:p>56974.035</text:p>
              </table:table-cell>
            </table:table-row>
            <table:table-row>
              <table:table-cell office:value-type="float" office:value="44532">
                <text:p>44532</text:p>
              </table:table-cell>
              <table:table-cell office:value-type="float" office:value="56522.1483">
                <text:p>56522.1483</text:p>
              </table:table-cell>
            </table:table-row>
            <table:table-row>
              <table:table-cell office:value-type="float" office:value="44534">
                <text:p>44534</text:p>
              </table:table-cell>
              <table:table-cell office:value-type="float" office:value="49247.4233">
                <text:p>49247.4233</text:p>
              </table:table-cell>
            </table:table-row>
            <table:table-row>
              <table:table-cell office:value-type="float" office:value="44536">
                <text:p>44536</text:p>
              </table:table-cell>
              <table:table-cell office:value-type="float" office:value="50516.595">
                <text:p>50516.595</text:p>
              </table:table-cell>
            </table:table-row>
            <table:table-row>
              <table:table-cell office:value-type="float" office:value="44538">
                <text:p>44538</text:p>
              </table:table-cell>
              <table:table-cell office:value-type="float" office:value="50510.235">
                <text:p>50510.235</text:p>
              </table:table-cell>
            </table:table-row>
            <table:table-row>
              <table:table-cell office:value-type="float" office:value="44540">
                <text:p>44540</text:p>
              </table:table-cell>
              <table:table-cell office:value-type="float" office:value="47176.7617">
                <text:p>47176.7617</text:p>
              </table:table-cell>
            </table:table-row>
            <table:table-row>
              <table:table-cell office:value-type="float" office:value="44542">
                <text:p>44542</text:p>
              </table:table-cell>
              <table:table-cell office:value-type="float" office:value="50105.7917">
                <text:p>50105.7917</text:p>
              </table:table-cell>
            </table:table-row>
            <table:table-row>
              <table:table-cell office:value-type="float" office:value="44544">
                <text:p>44544</text:p>
              </table:table-cell>
              <table:table-cell office:value-type="float" office:value="48385.125">
                <text:p>48385.125</text:p>
              </table:table-cell>
            </table:table-row>
            <table:table-row>
              <table:table-cell office:value-type="float" office:value="44546">
                <text:p>44546</text:p>
              </table:table-cell>
              <table:table-cell office:value-type="float" office:value="47645.4233">
                <text:p>47645.4233</text:p>
              </table:table-cell>
            </table:table-row>
            <table:table-row>
              <table:table-cell office:value-type="float" office:value="44548">
                <text:p>44548</text:p>
              </table:table-cell>
              <table:table-cell office:value-type="float" office:value="46863.7717">
                <text:p>46863.7717</text:p>
              </table:table-cell>
            </table:table-row>
            <table:table-row>
              <table:table-cell office:value-type="float" office:value="44550">
                <text:p>44550</text:p>
              </table:table-cell>
              <table:table-cell office:value-type="float" office:value="46913.6417">
                <text:p>46913.6417</text:p>
              </table:table-cell>
            </table:table-row>
            <table:table-row>
              <table:table-cell office:value-type="float" office:value="44552">
                <text:p>44552</text:p>
              </table:table-cell>
              <table:table-cell office:value-type="float" office:value="48620.5417">
                <text:p>48620.5417</text:p>
              </table:table-cell>
            </table:table-row>
            <table:table-row>
              <table:table-cell office:value-type="float" office:value="44554">
                <text:p>44554</text:p>
              </table:table-cell>
              <table:table-cell office:value-type="float" office:value="50831.9433">
                <text:p>50831.9433</text:p>
              </table:table-cell>
            </table:table-row>
            <table:table-row>
              <table:table-cell office:value-type="float" office:value="44556">
                <text:p>44556</text:p>
              </table:table-cell>
              <table:table-cell office:value-type="float" office:value="50796.875">
                <text:p>50796.875</text:p>
              </table:table-cell>
            </table:table-row>
            <table:table-row>
              <table:table-cell office:value-type="float" office:value="44558">
                <text:p>44558</text:p>
              </table:table-cell>
              <table:table-cell office:value-type="float" office:value="47549.8233">
                <text:p>47549.8233</text:p>
              </table:table-cell>
            </table:table-row>
            <table:table-row>
              <table:table-cell office:value-type="float" office:value="44560">
                <text:p>44560</text:p>
              </table:table-cell>
              <table:table-cell office:value-type="float" office:value="47138.0417">
                <text:p>47138.041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loext:min-decimal-places="0"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graphic-properties draw:fill="solid" draw:fill-color="#d9d9d9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9.099cm" svg:height="7.984cm" xlink:href=".." xlink:type="simple" chart:class="chart:line" chart:style-name="ch1">
        <chart:legend svg:x="2.489cm" svg:y="1.747cm" style:legend-expansion="custom" chartooo:width="2.166cm" chartooo:height="0.792cm" style:legend-expansion-aspect-ratio="2.73484848484848" chart:style-name="ch2"/>
        <chart:plot-area chart:style-name="ch3" table:cell-range-address="'example-calls_EUR'.B4:'example-calls_EUR'.D29" chart:data-source-has-labels="both" svg:x="0.184cm" svg:y="0.139cm" svg:width="18.334cm" svg:height="7.906cm">
          <chartooo:coordinate-region svg:x="1.361cm" svg:y="0.338cm" svg:width="17.157cm" svg:height="7.06cm"/>
          <chart:axis chart:dimension="x" chart:name="primary-x" chart:style-name="ch4" chartooo:axis-type="auto">
            <chartooo:date-scale/>
            <chart:categories table:cell-range-address="'example-calls_EUR'.B4:'example-calls_EUR'.B2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example-calls_EUR'.C4:'example-calls_EUR'.C29" loext:label-string="btcusd" chart:class="chart:line">
            <chart:data-point chart:repeated="26"/>
          </chart:series>
          <chart:series chart:style-name="ch8" chart:values-cell-range-address="'example-calls_EUR'.D4:'example-calls_EUR'.D29" loext:label-string="btceur" chart:class="chart:line">
            <chart:data-point chart:repeated="2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tcusd</text:p>
              </table:table-cell>
              <table:table-cell office:value-type="string">
                <text:p>btceur</text:p>
              </table:table-cell>
            </table:table-row>
          </table:table-header-rows>
          <table:table-rows>
            <table:table-row>
              <table:table-cell office:value-type="float" office:value="43831">
                <text:p>43831</text:p>
                <draw:g>
                  <svg:desc>'example-calls_EUR'.B4:'example-calls_EUR'.B29</svg:desc>
                </draw:g>
              </table:table-cell>
              <table:table-cell office:value-type="float" office:value="7188.4633">
                <text:p>7188.4633</text:p>
                <draw:g>
                  <svg:desc>'example-calls_EUR'.C4:'example-calls_EUR'.C29</svg:desc>
                </draw:g>
              </table:table-cell>
              <table:table-cell office:value-type="float" office:value="6407.4223855284">
                <text:p>6407.4223855284</text:p>
                <draw:g>
                  <svg:desc>'example-calls_EUR'.D4:'example-calls_EUR'.D29</svg:desc>
                </draw:g>
              </table:table-cell>
            </table:table-row>
            <table:table-row>
              <table:table-cell office:value-type="float" office:value="43862">
                <text:p>43862</text:p>
              </table:table-cell>
              <table:table-cell office:value-type="float" office:value="9388.6617">
                <text:p>9388.6617</text:p>
              </table:table-cell>
              <table:table-cell office:value-type="float" office:value="8462.6016645588">
                <text:p>8462.6016645588</text:p>
              </table:table-cell>
            </table:table-row>
            <table:table-row>
              <table:table-cell office:value-type="float" office:value="43891">
                <text:p>43891</text:p>
              </table:table-cell>
              <table:table-cell office:value-type="float" office:value="8540.2567">
                <text:p>8540.2567</text:p>
              </table:table-cell>
              <table:table-cell office:value-type="float" office:value="7728.1807709104">
                <text:p>7728.1807709104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6671.95">
                <text:p>6671.95</text:p>
              </table:table-cell>
              <table:table-cell office:value-type="float" office:value="6092.19090475">
                <text:p>6092.19090475</text:p>
              </table:table-cell>
            </table:table-row>
            <table:table-row>
              <table:table-cell office:value-type="float" office:value="43952">
                <text:p>43952</text:p>
              </table:table-cell>
              <table:table-cell office:value-type="float" office:value="8771.5725">
                <text:p>8771.5725</text:p>
              </table:table-cell>
              <table:table-cell office:value-type="float" office:value="7906.9498271025">
                <text:p>7906.9498271025</text:p>
              </table:table-cell>
            </table:table-row>
            <table:table-row>
              <table:table-cell office:value-type="float" office:value="43983">
                <text:p>43983</text:p>
              </table:table-cell>
              <table:table-cell office:value-type="float" office:value="9564.95">
                <text:p>9564.95</text:p>
              </table:table-cell>
              <table:table-cell office:value-type="float" office:value="8597.359658">
                <text:p>8597.359658</text:p>
              </table:table-cell>
            </table:table-row>
            <table:table-row>
              <table:table-cell office:value-type="float" office:value="44013">
                <text:p>44013</text:p>
              </table:table-cell>
              <table:table-cell office:value-type="float" office:value="9153.95">
                <text:p>9153.95</text:p>
              </table:table-cell>
              <table:table-cell office:value-type="float" office:value="8135.8293731">
                <text:p>8135.8293731</text:p>
              </table:table-cell>
            </table:table-row>
            <table:table-row>
              <table:table-cell office:value-type="float" office:value="44044">
                <text:p>44044</text:p>
              </table:table-cell>
              <table:table-cell office:value-type="float" office:value="11354.1567">
                <text:p>11354.1567</text:p>
              </table:table-cell>
              <table:table-cell office:value-type="float" office:value="9639.4860176361">
                <text:p>9639.4860176361</text:p>
              </table:table-cell>
            </table:table-row>
            <table:table-row>
              <table:table-cell office:value-type="float" office:value="44075">
                <text:p>44075</text:p>
              </table:table-cell>
              <table:table-cell office:value-type="float" office:value="11964.2087">
                <text:p>11964.2087</text:p>
              </table:table-cell>
              <table:table-cell office:value-type="float" office:value="10034.8484408293">
                <text:p>10034.8484408293</text:p>
              </table:table-cell>
            </table:table-row>
            <table:table-row>
              <table:table-cell office:value-type="float" office:value="44105">
                <text:p>44105</text:p>
              </table:table-cell>
              <table:table-cell office:value-type="float" office:value="10626.601">
                <text:p>10626.601</text:p>
              </table:table-cell>
              <table:table-cell office:value-type="float" office:value="9048.497618495">
                <text:p>9048.497618495</text:p>
              </table:table-cell>
            </table:table-row>
            <table:table-row>
              <table:table-cell office:value-type="float" office:value="44136">
                <text:p>44136</text:p>
              </table:table-cell>
              <table:table-cell office:value-type="float" office:value="13762.97">
                <text:p>13762.97</text:p>
              </table:table-cell>
              <table:table-cell office:value-type="float" office:value="11822.03339278">
                <text:p>11822.03339278</text:p>
              </table:table-cell>
            </table:table-row>
            <table:table-row>
              <table:table-cell office:value-type="float" office:value="44166">
                <text:p>44166</text:p>
              </table:table-cell>
              <table:table-cell office:value-type="float" office:value="18795.1967">
                <text:p>18795.1967</text:p>
              </table:table-cell>
              <table:table-cell office:value-type="float" office:value="15570.7867301315">
                <text:p>15570.7867301315</text:p>
              </table:table-cell>
            </table:table-row>
            <table:table-row>
              <table:table-cell office:value-type="float" office:value="44197">
                <text:p>44197</text:p>
              </table:table-cell>
              <table:table-cell office:value-type="float" office:value="29391.775">
                <text:p>29391.775</text:p>
              </table:table-cell>
              <table:table-cell office:value-type="float" office:value="24180.054848775">
                <text:p>24180.054848775</text:p>
              </table:table-cell>
            </table:table-row>
            <table:table-row>
              <table:table-cell office:value-type="float" office:value="44228">
                <text:p>44228</text:p>
              </table:table-cell>
              <table:table-cell office:value-type="float" office:value="33543.77">
                <text:p>33543.77</text:p>
              </table:table-cell>
              <table:table-cell office:value-type="float" office:value="27795.87729165">
                <text:p>27795.87729165</text:p>
              </table:table-cell>
            </table:table-row>
            <table:table-row>
              <table:table-cell office:value-type="float" office:value="44256">
                <text:p>44256</text:p>
              </table:table-cell>
              <table:table-cell office:value-type="float" office:value="49619.6433">
                <text:p>49619.6433</text:p>
              </table:table-cell>
              <table:table-cell office:value-type="float" office:value="41182.5672514845">
                <text:p>41182.5672514845</text:p>
              </table:table-cell>
            </table:table-row>
            <table:table-row>
              <table:table-cell office:value-type="float" office:value="44287">
                <text:p>44287</text:p>
              </table:table-cell>
              <table:table-cell office:value-type="float" office:value="58726.6833">
                <text:p>58726.6833</text:p>
              </table:table-cell>
              <table:table-cell office:value-type="float" office:value="49858.9541217">
                <text:p>49858.9541217</text:p>
              </table:table-cell>
            </table:table-row>
            <table:table-row>
              <table:table-cell office:value-type="float" office:value="44317">
                <text:p>44317</text:p>
              </table:table-cell>
              <table:table-cell office:value-type="float" office:value="57836.0067">
                <text:p>57836.0067</text:p>
              </table:table-cell>
              <table:table-cell office:value-type="float" office:value="48116.665774065">
                <text:p>48116.665774065</text:p>
              </table:table-cell>
            </table:table-row>
            <table:table-row>
              <table:table-cell office:value-type="float" office:value="44348">
                <text:p>44348</text:p>
              </table:table-cell>
              <table:table-cell office:value-type="float" office:value="36681.7417">
                <text:p>36681.7417</text:p>
              </table:table-cell>
              <table:table-cell office:value-type="float" office:value="30023.9322179666">
                <text:p>30023.9322179666</text:p>
              </table:table-cell>
            </table:table-row>
            <table:table-row>
              <table:table-cell office:value-type="float" office:value="44378">
                <text:p>44378</text:p>
              </table:table-cell>
              <table:table-cell office:value-type="float" office:value="33524.9833">
                <text:p>33524.9833</text:p>
              </table:table-cell>
              <table:table-cell office:value-type="float" office:value="28301.1539271773">
                <text:p>28301.1539271773</text:p>
              </table:table-cell>
            </table:table-row>
            <table:table-row>
              <table:table-cell office:value-type="float" office:value="44409">
                <text:p>44409</text:p>
              </table:table-cell>
              <table:table-cell office:value-type="float" office:value="39882.385">
                <text:p>39882.385</text:p>
              </table:table-cell>
              <table:table-cell office:value-type="float" office:value="33609.803134355">
                <text:p>33609.803134355</text:p>
              </table:table-cell>
            </table:table-row>
            <table:table-row>
              <table:table-cell office:value-type="float" office:value="44440">
                <text:p>44440</text:p>
              </table:table-cell>
              <table:table-cell office:value-type="float" office:value="48840.9633">
                <text:p>48840.9633</text:p>
              </table:table-cell>
              <table:table-cell office:value-type="float" office:value="41245.6074152904">
                <text:p>41245.6074152904</text:p>
              </table:table-cell>
            </table:table-row>
            <table:table-row>
              <table:table-cell office:value-type="float" office:value="44470">
                <text:p>44470</text:p>
              </table:table-cell>
              <table:table-cell office:value-type="float" office:value="48162.7067">
                <text:p>48162.7067</text:p>
              </table:table-cell>
              <table:table-cell office:value-type="float" office:value="41541.2496201773">
                <text:p>41541.2496201773</text:p>
              </table:table-cell>
            </table:table-row>
            <table:table-row>
              <table:table-cell office:value-type="float" office:value="44501">
                <text:p>44501</text:p>
              </table:table-cell>
              <table:table-cell office:value-type="float" office:value="60955.7683">
                <text:p>60955.7683</text:p>
              </table:table-cell>
              <table:table-cell office:value-type="float" office:value="52550.0288071983">
                <text:p>52550.0288071983</text:p>
              </table:table-cell>
            </table:table-row>
            <table:table-row>
              <table:table-cell office:value-type="float" office:value="44531">
                <text:p>44531</text:p>
              </table:table-cell>
              <table:table-cell office:value-type="float" office:value="57238.6217">
                <text:p>57238.6217</text:p>
              </table:table-cell>
              <table:table-cell office:value-type="float" office:value="50568.3761588122">
                <text:p>50568.3761588122</text:p>
              </table:table-cell>
            </table:table-row>
            <table:table-row>
              <table:table-cell office:value-type="float" office:value="44562">
                <text:p>44562</text:p>
              </table:table-cell>
              <table:table-cell office:value-type="float" office:value="47742.995">
                <text:p>47742.995</text:p>
              </table:table-cell>
              <table:table-cell office:value-type="float" office:value="41975.73668999">
                <text:p>41975.73668999</text:p>
              </table:table-cell>
            </table:table-row>
            <table:table-row>
              <table:table-cell office:value-type="float" office:value="44593">
                <text:p>44593</text:p>
              </table:table-cell>
              <table:table-cell office:value-type="float" office:value="38718.8067">
                <text:p>38718.8067</text:p>
              </table:table-cell>
              <table:table-cell office:value-type="float" office:value="34345.517483235">
                <text:p>34345.51748323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date-style style:name="N84">
      <number:year number:style="long"/>
      <number:text>-</number:text>
      <number:month number:style="long"/>
      <number:text>-</number:text>
      <number:day number:style="long"/>
    </number:date-style>
    <number:number-style style:name="N111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fill="solid" draw:fill-color="#d9d9d9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>
        <chart:symbol-image xlink:href="Pictures/2000000E000000FD000000FDB43ABA64C5FC9CAB.svm"/>
      </style:chart-properties>
    </style:style>
    <style:style style:name="ch4" style:family="chart" style:data-style-name="N84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1">
      <style:chart-properties chart:display-label="true" chart:logarithmic="false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1">
      <style:chart-properties chart:symbol-type="automatic" chart:symbol-width="0.25cm" chart:symbol-height="0.25cm" chart:link-data-style-to-source="true"/>
      <style:graphic-properties svg:stroke-width="0.08cm" svg:stroke-color="#00a933" draw:fill-color="#00a933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9.105cm" svg:height="7.562cm" xlink:href=".." xlink:type="simple" chart:class="chart:line" chart:style-name="ch1">
        <chart:legend svg:x="2.954cm" svg:y="3.641cm" style:legend-expansion="custom" chartooo:width="2.166cm" chartooo:height="0.74cm" style:legend-expansion-aspect-ratio="2.92702702702703" chart:style-name="ch2"/>
        <chart:plot-area chart:style-name="ch3" table:cell-range-address="'example-calls_EUR'.B4:'example-calls_EUR'.B29 'example-calls_EUR'.E3:'example-calls_EUR'.E29" chart:data-source-has-labels="both" svg:x="1.099cm" svg:y="0.119cm" svg:width="17.421cm" svg:height="6.867cm">
          <chartooo:coordinate-region svg:x="2.198cm" svg:y="0.318cm" svg:width="16.322cm" svg:height="6.021cm"/>
          <chart:axis chart:dimension="x" chart:name="primary-x" chart:style-name="ch4" chartooo:axis-type="auto">
            <chartooo:date-scale/>
            <chart:categories table:cell-range-address="'example-calls_EUR'.B4:'example-calls_EUR'.B2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example-calls_EUR'.E4:'example-calls_EUR'.E29" chart:label-cell-address="'example-calls_EUR'.E3:'example-calls_EUR'.E3" chart:class="chart:line">
            <chart:data-point chart:repeated="2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sdeur</text:p>
                <draw:g>
                  <svg:desc>'example-calls_EUR'.E3:'example-calls_EUR'.E3</svg:desc>
                </draw:g>
              </table:table-cell>
            </table:table-row>
          </table:table-header-rows>
          <table:table-rows>
            <table:table-row>
              <table:table-cell office:value-type="float" office:value="43831">
                <text:p>43831</text:p>
                <draw:g>
                  <svg:desc>'example-calls_EUR'.B4:'example-calls_EUR'.B29</svg:desc>
                </draw:g>
              </table:table-cell>
              <table:table-cell office:value-type="float" office:value="0.891348">
                <text:p>0.891348</text:p>
                <draw:g>
                  <svg:desc>'example-calls_EUR'.E4:'example-calls_EUR'.E29</svg:desc>
                </draw:g>
              </table:table-cell>
            </table:table-row>
            <table:table-row>
              <table:table-cell office:value-type="float" office:value="43862">
                <text:p>43862</text:p>
              </table:table-cell>
              <table:table-cell office:value-type="float" office:value="0.901364">
                <text:p>0.901364</text:p>
              </table:table-cell>
            </table:table-row>
            <table:table-row>
              <table:table-cell office:value-type="float" office:value="43891">
                <text:p>43891</text:p>
              </table:table-cell>
              <table:table-cell office:value-type="float" office:value="0.904912">
                <text:p>0.904912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0.913105">
                <text:p>0.913105</text:p>
              </table:table-cell>
            </table:table-row>
            <table:table-row>
              <table:table-cell office:value-type="float" office:value="43952">
                <text:p>43952</text:p>
              </table:table-cell>
              <table:table-cell office:value-type="float" office:value="0.901429">
                <text:p>0.901429</text:p>
              </table:table-cell>
            </table:table-row>
            <table:table-row>
              <table:table-cell office:value-type="float" office:value="43983">
                <text:p>43983</text:p>
              </table:table-cell>
              <table:table-cell office:value-type="float" office:value="0.89884">
                <text:p>0.89884</text:p>
              </table:table-cell>
            </table:table-row>
            <table:table-row>
              <table:table-cell office:value-type="float" office:value="44013">
                <text:p>44013</text:p>
              </table:table-cell>
              <table:table-cell office:value-type="float" office:value="0.888778">
                <text:p>0.888778</text:p>
              </table:table-cell>
            </table:table-row>
            <table:table-row>
              <table:table-cell office:value-type="float" office:value="44044">
                <text:p>44044</text:p>
              </table:table-cell>
              <table:table-cell office:value-type="float" office:value="0.848983">
                <text:p>0.848983</text:p>
              </table:table-cell>
            </table:table-row>
            <table:table-row>
              <table:table-cell office:value-type="float" office:value="44075">
                <text:p>44075</text:p>
              </table:table-cell>
              <table:table-cell office:value-type="float" office:value="0.838739">
                <text:p>0.838739</text:p>
              </table:table-cell>
            </table:table-row>
            <table:table-row>
              <table:table-cell office:value-type="float" office:value="44105">
                <text:p>44105</text:p>
              </table:table-cell>
              <table:table-cell office:value-type="float" office:value="0.851495">
                <text:p>0.851495</text:p>
              </table:table-cell>
            </table:table-row>
            <table:table-row>
              <table:table-cell office:value-type="float" office:value="44136">
                <text:p>44136</text:p>
              </table:table-cell>
              <table:table-cell office:value-type="float" office:value="0.858974">
                <text:p>0.858974</text:p>
              </table:table-cell>
            </table:table-row>
            <table:table-row>
              <table:table-cell office:value-type="float" office:value="44166">
                <text:p>44166</text:p>
              </table:table-cell>
              <table:table-cell office:value-type="float" office:value="0.828445">
                <text:p>0.828445</text:p>
              </table:table-cell>
            </table:table-row>
            <table:table-row>
              <table:table-cell office:value-type="float" office:value="44197">
                <text:p>44197</text:p>
              </table:table-cell>
              <table:table-cell office:value-type="float" office:value="0.822681">
                <text:p>0.822681</text:p>
              </table:table-cell>
            </table:table-row>
            <table:table-row>
              <table:table-cell office:value-type="float" office:value="44228">
                <text:p>44228</text:p>
              </table:table-cell>
              <table:table-cell office:value-type="float" office:value="0.828645">
                <text:p>0.828645</text:p>
              </table:table-cell>
            </table:table-row>
            <table:table-row>
              <table:table-cell office:value-type="float" office:value="44256">
                <text:p>44256</text:p>
              </table:table-cell>
              <table:table-cell office:value-type="float" office:value="0.829965">
                <text:p>0.829965</text:p>
              </table:table-cell>
            </table:table-row>
            <table:table-row>
              <table:table-cell office:value-type="float" office:value="44287">
                <text:p>44287</text:p>
              </table:table-cell>
              <table:table-cell office:value-type="float" office:value="0.849">
                <text:p>0.849</text:p>
              </table:table-cell>
            </table:table-row>
            <table:table-row>
              <table:table-cell office:value-type="float" office:value="44317">
                <text:p>44317</text:p>
              </table:table-cell>
              <table:table-cell office:value-type="float" office:value="0.83195">
                <text:p>0.83195</text:p>
              </table:table-cell>
            </table:table-row>
            <table:table-row>
              <table:table-cell office:value-type="float" office:value="44348">
                <text:p>44348</text:p>
              </table:table-cell>
              <table:table-cell office:value-type="float" office:value="0.818498">
                <text:p>0.818498</text:p>
              </table:table-cell>
            </table:table-row>
            <table:table-row>
              <table:table-cell office:value-type="float" office:value="44378">
                <text:p>44378</text:p>
              </table:table-cell>
              <table:table-cell office:value-type="float" office:value="0.844181">
                <text:p>0.844181</text:p>
              </table:table-cell>
            </table:table-row>
            <table:table-row>
              <table:table-cell office:value-type="float" office:value="44409">
                <text:p>44409</text:p>
              </table:table-cell>
              <table:table-cell office:value-type="float" office:value="0.842723">
                <text:p>0.842723</text:p>
              </table:table-cell>
            </table:table-row>
            <table:table-row>
              <table:table-cell office:value-type="float" office:value="44440">
                <text:p>44440</text:p>
              </table:table-cell>
              <table:table-cell office:value-type="float" office:value="0.844488">
                <text:p>0.844488</text:p>
              </table:table-cell>
            </table:table-row>
            <table:table-row>
              <table:table-cell office:value-type="float" office:value="44470">
                <text:p>44470</text:p>
              </table:table-cell>
              <table:table-cell office:value-type="float" office:value="0.862519">
                <text:p>0.862519</text:p>
              </table:table-cell>
            </table:table-row>
            <table:table-row>
              <table:table-cell office:value-type="float" office:value="44501">
                <text:p>44501</text:p>
              </table:table-cell>
              <table:table-cell office:value-type="float" office:value="0.862101">
                <text:p>0.862101</text:p>
              </table:table-cell>
            </table:table-row>
            <table:table-row>
              <table:table-cell office:value-type="float" office:value="44531">
                <text:p>44531</text:p>
              </table:table-cell>
              <table:table-cell office:value-type="float" office:value="0.883466">
                <text:p>0.883466</text:p>
              </table:table-cell>
            </table:table-row>
            <table:table-row>
              <table:table-cell office:value-type="float" office:value="44562">
                <text:p>44562</text:p>
              </table:table-cell>
              <table:table-cell office:value-type="float" office:value="0.879202">
                <text:p>0.879202</text:p>
              </table:table-cell>
            </table:table-row>
            <table:table-row>
              <table:table-cell office:value-type="float" office:value="44593">
                <text:p>44593</text:p>
              </table:table-cell>
              <table:table-cell office:value-type="float" office:value="0.88705">
                <text:p>0.8870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